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ma" svg:font-family="Loma"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c70000"/>
    </style:style>
    <style:style style:name="gr2" style:family="graphic" style:parent-style-name="standard">
      <style:graphic-properties draw:stroke="solid" svg:stroke-width="0.019cm" svg:stroke-color="#0000ff" draw:stroke-linejoin="miter" svg:stroke-linecap="round" draw:fill="none" fo:padding-top="0.009cm" fo:padding-bottom="0.009cm" fo:padding-left="0.009cm" fo:padding-right="0.009cm"/>
    </style:style>
    <style:style style:name="gr3" style:family="graphic" style:parent-style-name="standard">
      <style:graphic-properties draw:stroke="solid" svg:stroke-width="0.012cm" svg:stroke-color="#000000" draw:stroke-linejoin="miter" svg:stroke-linecap="round" draw:fill="none" fo:padding-top="0.006cm" fo:padding-bottom="0.006cm" fo:padding-left="0.006cm" fo:padding-right="0.006cm"/>
    </style:style>
    <style:style style:name="gr4" style:family="graphic" style:parent-style-name="standard">
      <style:graphic-properties draw:stroke="solid" svg:stroke-width="0.006cm" svg:stroke-color="#000000" draw:stroke-linejoin="miter" svg:stroke-linecap="round" draw:fill="none" fo:padding-top="0.003cm" fo:padding-bottom="0.003cm" fo:padding-left="0.003cm" fo:padding-right="0.003cm"/>
    </style:style>
    <style:style style:name="gr5" style:family="graphic" style:parent-style-name="standard">
      <style:graphic-properties draw:stroke="solid" svg:stroke-width="0.019cm" svg:stroke-color="#000000" draw:stroke-linejoin="miter" svg:stroke-linecap="round" draw:fill="none" fo:padding-top="0.009cm" fo:padding-bottom="0.009cm" fo:padding-left="0.009cm" fo:padding-right="0.009cm"/>
    </style:style>
    <style:style style:name="gr6" style:family="graphic" style:parent-style-name="standard">
      <style:graphic-properties draw:stroke="solid" svg:stroke-width="0.029cm" svg:stroke-color="#000000" draw:stroke-linejoin="miter" svg:stroke-linecap="round" draw:fill="none" fo:padding-top="0.014cm" fo:padding-bottom="0.014cm" fo:padding-left="0.014cm" fo:padding-right="0.014cm"/>
    </style:style>
    <style:style style:name="gr7" style:family="graphic" style:parent-style-name="standard">
      <style:graphic-properties draw:stroke="none" draw:fill="solid" draw:fill-color="#965900"/>
    </style:style>
    <style:style style:name="gr8" style:family="graphic" style:parent-style-name="standard">
      <style:graphic-properties draw:stroke="none" draw:fill="none" draw:textarea-horizontal-align="left" draw:textarea-vertical-align="top" draw:auto-grow-height="true" draw:auto-grow-width="true" fo:min-height="0.082cm" fo:min-width="0.082cm" fo:padding-top="0cm" fo:padding-bottom="0cm" fo:padding-left="0cm" fo:padding-right="0cm"/>
      <style:paragraph-properties style:writing-mode="lr-tb"/>
    </style:style>
    <style:style style:name="gr9" style:family="graphic" style:parent-style-name="standard">
      <style:graphic-properties draw:stroke="solid" svg:stroke-width="0.029cm" svg:stroke-color="#0000ff" draw:stroke-linejoin="miter" svg:stroke-linecap="round" draw:fill="none" fo:padding-top="0.014cm" fo:padding-bottom="0.014cm" fo:padding-left="0.014cm" fo:padding-right="0.014cm"/>
    </style:style>
    <style:style style:name="gr10" style:family="graphic" style:parent-style-name="standard">
      <style:graphic-properties draw:stroke="solid" svg:stroke-width="0.023cm" svg:stroke-color="#000000" draw:stroke-linejoin="miter" svg:stroke-linecap="round" draw:fill="none" fo:padding-top="0.011cm" fo:padding-bottom="0.011cm" fo:padding-left="0.011cm" fo:padding-right="0.011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solid" draw:fill-color="#c70000"/>
    </style:style>
    <style:style style:name="P2" style:family="paragraph">
      <loext:graphic-properties draw:fill="none"/>
    </style:style>
    <style:style style:name="P3" style:family="paragraph">
      <loext:graphic-properties draw:fill="solid" draw:fill-color="#965900"/>
    </style:style>
    <style:style style:name="P4" style:family="paragraph">
      <style:paragraph-properties fo:text-align="start" style:writing-mode="lr-tb"/>
    </style:style>
    <style:style style:name="P5" style:family="paragraph">
      <loext:graphic-properties draw:fill="none"/>
      <style:text-properties fo:font-size="2.40000009536743pt" style:font-size-asian="2.40000009536743pt" style:font-size-complex="2.40000009536743pt"/>
    </style:style>
    <style:style style:name="P6" style:family="paragraph">
      <loext:graphic-properties draw:fill="none" draw:fill-color="#ffffff"/>
      <style:text-properties style:font-name="Loma"/>
    </style:style>
    <style:style style:name="T1" style:family="text">
      <style:text-properties fo:color="#000000" loext:opacity="100%" style:font-name="Arial1" fo:font-size="2.40000009536743pt" fo:font-weight="normal" style:font-size-asian="2.40000009536743pt" style:font-weight-asian="normal" style:font-name-complex="Arial1" style:font-size-complex="2.40000009536743pt" style:font-weight-complex="normal"/>
    </style:style>
    <style:style style:name="T2" style:family="text">
      <style:text-properties style:font-name="Lom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165cm" svg:height="0.216cm" svg:x="14.751cm" svg:y="10.236cm" svg:viewBox="0 0 166 217" draw:points="166,133 166,82 166,70 162,57 158,44 151,34 143,23 132,15 122,8 108,4 95,0 83,0 70,0 57,4 45,8 34,15 23,23 15,34 9,44 4,57 0,70 0,82 0,133 0,146 4,158 9,171 15,182 23,193 34,202 45,208 57,212 70,217 83,217 95,217 108,212 122,208 132,202 143,193 151,182 158,171 162,158 166,146">
          <text:p/>
        </draw:polygon>
        <draw:polygon draw:style-name="gr1" draw:text-style-name="P1" draw:layer="layout" svg:width="0.165cm" svg:height="0.216cm" svg:x="14.497cm" svg:y="10.236cm" svg:viewBox="0 0 166 217" draw:points="166,133 166,82 166,70 162,57 158,44 151,34 143,23 132,15 122,8 109,4 96,0 84,0 71,0 58,4 46,8 34,15 23,23 15,34 9,44 4,57 0,70 0,82 0,133 0,146 4,158 9,171 15,182 23,193 34,202 46,208 58,212 71,217 84,217 96,217 109,212 122,208 132,202 143,193 151,182 158,171 162,158 166,146">
          <text:p/>
        </draw:polygon>
        <draw:polygon draw:style-name="gr1" draw:text-style-name="P1" draw:layer="layout" svg:width="0.165cm" svg:height="0.216cm" svg:x="14.243cm" svg:y="10.236cm" svg:viewBox="0 0 166 217" draw:points="166,0 0,0 0,217 166,217">
          <text:p/>
        </draw:polygon>
        <draw:polygon draw:style-name="gr1" draw:text-style-name="P1" draw:layer="layout" svg:width="0.11cm" svg:height="0.11cm" svg:x="15.68cm" svg:y="10.236cm" svg:viewBox="0 0 111 111" draw:points="111,27 83,0 28,0 0,27 0,83 28,111 83,111 111,83">
          <text:p/>
        </draw:polygon>
        <draw:polygon draw:style-name="gr1" draw:text-style-name="P1" draw:layer="layout" svg:width="0.11cm" svg:height="0.11cm" svg:x="15.49cm" svg:y="10.236cm" svg:viewBox="0 0 111 111" draw:points="111,27 83,0 27,0 0,27 0,83 27,111 83,111 111,83">
          <text:p/>
        </draw:polygon>
        <draw:polygon draw:style-name="gr1" draw:text-style-name="P1" draw:layer="layout" svg:width="0.11cm" svg:height="0.11cm" svg:x="15.299cm" svg:y="10.236cm" svg:viewBox="0 0 111 111" draw:points="111,27 84,0 28,0 0,27 0,83 28,111 84,111 111,83">
          <text:p/>
        </draw:polygon>
        <draw:line draw:style-name="gr2" draw:text-style-name="P2" draw:layer="layout" svg:x1="15.815cm" svg:y1="10.436cm" svg:x2="15.737cm" svg:y2="10.358cm">
          <text:p/>
        </draw:line>
        <draw:line draw:style-name="gr2" draw:text-style-name="P2" draw:layer="layout" svg:x1="15.814cm" svg:y1="10.752cm" svg:x2="15.814cm" svg:y2="10.435cm">
          <text:p/>
        </draw:line>
        <draw:line draw:style-name="gr2" draw:text-style-name="P2" draw:layer="layout" svg:x1="15.561cm" svg:y1="10.372cm" svg:x2="15.547cm" svg:y2="10.358cm">
          <text:p/>
        </draw:line>
        <draw:line draw:style-name="gr2" draw:text-style-name="P2" draw:layer="layout" svg:x1="15.56cm" svg:y1="10.803cm" svg:x2="15.56cm" svg:y2="10.371cm">
          <text:p/>
        </draw:line>
        <draw:line draw:style-name="gr2" draw:text-style-name="P2" draw:layer="layout" svg:x1="15.306cm" svg:y1="10.41cm" svg:x2="15.357cm" svg:y2="10.358cm">
          <text:p/>
        </draw:line>
        <draw:line draw:style-name="gr2" draw:text-style-name="P2" draw:layer="layout" svg:x1="15.306cm" svg:y1="10.778cm" svg:x2="15.306cm" svg:y2="10.409cm">
          <text:p/>
        </draw:line>
        <draw:line draw:style-name="gr2" draw:text-style-name="P2" draw:layer="layout" svg:x1="14.798cm" svg:y1="10.499cm" svg:x2="14.837cm" svg:y2="10.46cm">
          <text:p/>
        </draw:line>
        <draw:line draw:style-name="gr2" draw:text-style-name="P2" draw:layer="layout" svg:x1="14.798cm" svg:y1="10.803cm" svg:x2="14.798cm" svg:y2="10.498cm">
          <text:p/>
        </draw:line>
        <draw:line draw:style-name="gr2" draw:text-style-name="P2" draw:layer="layout" svg:x1="14.544cm" svg:y1="10.499cm" svg:x2="14.583cm" svg:y2="10.46cm">
          <text:p/>
        </draw:line>
        <draw:line draw:style-name="gr2" draw:text-style-name="P2" draw:layer="layout" svg:x1="14.544cm" svg:y1="10.765cm" svg:x2="14.544cm" svg:y2="10.498cm">
          <text:p/>
        </draw:line>
        <draw:line draw:style-name="gr2" draw:text-style-name="P2" draw:layer="layout" svg:x1="14.29cm" svg:y1="10.499cm" svg:x2="14.329cm" svg:y2="10.46cm">
          <text:p/>
        </draw:line>
        <draw:line draw:style-name="gr2" draw:text-style-name="P2" draw:layer="layout" svg:x1="14.29cm" svg:y1="10.778cm" svg:x2="14.29cm" svg:y2="10.498cm">
          <text:p/>
        </draw:line>
        <draw:line draw:style-name="gr3" draw:text-style-name="P2" draw:layer="layout" svg:x1="15.026cm" svg:y1="10.952cm" svg:x2="15.075cm" svg:y2="10.86cm">
          <text:p/>
        </draw:line>
        <draw:line draw:style-name="gr3" draw:text-style-name="P2" draw:layer="layout" svg:x1="15.026cm" svg:y1="10.86cm" svg:x2="15.075cm" svg:y2="10.952cm">
          <text:p/>
        </draw:line>
        <draw:line draw:style-name="gr4" draw:text-style-name="P2" draw:layer="layout" svg:x1="15.538cm" svg:y1="10.922cm" svg:x2="15.536cm" svg:y2="10.922cm">
          <text:p/>
        </draw:line>
        <draw:line draw:style-name="gr4" draw:text-style-name="P2" draw:layer="layout" svg:x1="15.537cm" svg:y1="10.922cm" svg:x2="15.532cm" svg:y2="10.925cm">
          <text:p/>
        </draw:line>
        <draw:line draw:style-name="gr4" draw:text-style-name="P2" draw:layer="layout" svg:x1="15.533cm" svg:y1="10.924cm" svg:x2="15.53cm" svg:y2="10.929cm">
          <text:p/>
        </draw:line>
        <draw:line draw:style-name="gr4" draw:text-style-name="P2" draw:layer="layout" svg:x1="15.531cm" svg:y1="10.928cm" svg:x2="15.528cm" svg:y2="10.933cm">
          <text:p/>
        </draw:line>
        <draw:line draw:style-name="gr4" draw:text-style-name="P2" draw:layer="layout" svg:x1="15.528cm" svg:y1="10.932cm" svg:x2="15.528cm" svg:y2="10.934cm">
          <text:p/>
        </draw:line>
        <draw:line draw:style-name="gr4" draw:text-style-name="P2" draw:layer="layout" svg:x1="15.528cm" svg:y1="10.934cm" svg:x2="15.531cm" svg:y2="10.939cm">
          <text:p/>
        </draw:line>
        <draw:line draw:style-name="gr4" draw:text-style-name="P2" draw:layer="layout" svg:x1="15.53cm" svg:y1="10.938cm" svg:x2="15.533cm" svg:y2="10.944cm">
          <text:p/>
        </draw:line>
        <draw:line draw:style-name="gr4" draw:text-style-name="P2" draw:layer="layout" svg:x1="15.532cm" svg:y1="10.943cm" svg:x2="15.536cm" svg:y2="10.943cm">
          <text:p/>
        </draw:line>
        <draw:line draw:style-name="gr4" draw:text-style-name="P2" draw:layer="layout" svg:x1="15.536cm" svg:y1="10.943cm" svg:x2="15.539cm" svg:y2="10.946cm">
          <text:p/>
        </draw:line>
        <draw:line draw:style-name="gr4" draw:text-style-name="P2" draw:layer="layout" svg:x1="15.538cm" svg:y1="10.945cm" svg:x2="15.562cm" svg:y2="10.945cm">
          <text:p/>
        </draw:line>
        <draw:line draw:style-name="gr4" draw:text-style-name="P2" draw:layer="layout" svg:x1="15.562cm" svg:y1="10.946cm" svg:x2="15.567cm" svg:y2="10.943cm">
          <text:p/>
        </draw:line>
        <draw:line draw:style-name="gr4" draw:text-style-name="P2" draw:layer="layout" svg:x1="15.566cm" svg:y1="10.943cm" svg:x2="15.57cm" svg:y2="10.943cm">
          <text:p/>
        </draw:line>
        <draw:line draw:style-name="gr4" draw:text-style-name="P2" draw:layer="layout" svg:x1="15.57cm" svg:y1="10.944cm" svg:x2="15.573cm" svg:y2="10.938cm">
          <text:p/>
        </draw:line>
        <draw:line draw:style-name="gr4" draw:text-style-name="P2" draw:layer="layout" svg:x1="15.572cm" svg:y1="10.938cm" svg:x2="15.572cm" svg:y2="10.934cm">
          <text:p/>
        </draw:line>
        <draw:line draw:style-name="gr4" draw:text-style-name="P2" draw:layer="layout" svg:x1="15.572cm" svg:y1="10.934cm" svg:x2="15.572cm" svg:y2="10.932cm">
          <text:p/>
        </draw:line>
        <draw:line draw:style-name="gr4" draw:text-style-name="P2" draw:layer="layout" svg:x1="15.572cm" svg:y1="10.932cm" svg:x2="15.572cm" svg:y2="10.928cm">
          <text:p/>
        </draw:line>
        <draw:line draw:style-name="gr4" draw:text-style-name="P2" draw:layer="layout" svg:x1="15.573cm" svg:y1="10.929cm" svg:x2="15.57cm" svg:y2="10.924cm">
          <text:p/>
        </draw:line>
        <draw:line draw:style-name="gr4" draw:text-style-name="P2" draw:layer="layout" svg:x1="15.571cm" svg:y1="10.925cm" svg:x2="15.566cm" svg:y2="10.922cm">
          <text:p/>
        </draw:line>
        <draw:line draw:style-name="gr4" draw:text-style-name="P2" draw:layer="layout" svg:x1="15.566cm" svg:y1="10.922cm" svg:x2="15.562cm" svg:y2="10.922cm">
          <text:p/>
        </draw:line>
        <draw:line draw:style-name="gr4" draw:text-style-name="P2" draw:layer="layout" svg:x1="15.562cm" svg:y1="10.922cm" svg:x2="15.551cm" svg:y2="10.922cm">
          <text:p/>
        </draw:line>
        <draw:line draw:style-name="gr4" draw:text-style-name="P2" draw:layer="layout" svg:x1="15.551cm" svg:y1="10.922cm" svg:x2="15.551cm" svg:y2="10.932cm">
          <text:p/>
        </draw:line>
        <draw:line draw:style-name="gr4" draw:text-style-name="P2" draw:layer="layout" svg:x1="15.553cm" svg:y1="10.892cm" svg:x2="15.551cm" svg:y2="10.892cm">
          <text:p/>
        </draw:line>
        <draw:line draw:style-name="gr4" draw:text-style-name="P2" draw:layer="layout" svg:x1="15.552cm" svg:y1="10.892cm" svg:x2="15.547cm" svg:y2="10.895cm">
          <text:p/>
        </draw:line>
        <draw:line draw:style-name="gr4" draw:text-style-name="P2" draw:layer="layout" svg:x1="15.548cm" svg:y1="10.894cm" svg:x2="15.545cm" svg:y2="10.897cm">
          <text:p/>
        </draw:line>
        <draw:line draw:style-name="gr4" draw:text-style-name="P2" draw:layer="layout" svg:x1="15.545cm" svg:y1="10.896cm" svg:x2="15.545cm" svg:y2="10.9cm">
          <text:p/>
        </draw:line>
        <draw:line draw:style-name="gr4" draw:text-style-name="P2" draw:layer="layout" svg:x1="15.545cm" svg:y1="10.9cm" svg:x2="15.545cm" svg:y2="10.902cm">
          <text:p/>
        </draw:line>
        <draw:line draw:style-name="gr4" draw:text-style-name="P2" draw:layer="layout" svg:x1="15.545cm" svg:y1="10.902cm" svg:x2="15.545cm" svg:y2="10.905cm">
          <text:p/>
        </draw:line>
        <draw:line draw:style-name="gr4" draw:text-style-name="P2" draw:layer="layout" svg:x1="15.545cm" svg:y1="10.905cm" svg:x2="15.548cm" svg:y2="10.91cm">
          <text:p/>
        </draw:line>
        <draw:line draw:style-name="gr4" draw:text-style-name="P2" draw:layer="layout" svg:x1="15.547cm" svg:y1="10.909cm" svg:x2="15.551cm" svg:y2="10.909cm">
          <text:p/>
        </draw:line>
        <draw:line draw:style-name="gr4" draw:text-style-name="P2" draw:layer="layout" svg:x1="15.551cm" svg:y1="10.909cm" svg:x2="15.554cm" svg:y2="10.912cm">
          <text:p/>
        </draw:line>
        <draw:line draw:style-name="gr4" draw:text-style-name="P2" draw:layer="layout" svg:x1="15.56cm" svg:y1="10.898cm" svg:x2="15.56cm" svg:y2="10.896cm">
          <text:p/>
        </draw:line>
        <draw:line draw:style-name="gr4" draw:text-style-name="P2" draw:layer="layout" svg:x1="15.561cm" svg:y1="10.897cm" svg:x2="15.558cm" svg:y2="10.894cm">
          <text:p/>
        </draw:line>
        <draw:line draw:style-name="gr4" draw:text-style-name="P2" draw:layer="layout" svg:x1="15.559cm" svg:y1="10.895cm" svg:x2="15.555cm" svg:y2="10.892cm">
          <text:p/>
        </draw:line>
        <draw:line draw:style-name="gr4" draw:text-style-name="P2" draw:layer="layout" svg:x1="15.555cm" svg:y1="10.892cm" svg:x2="15.553cm" svg:y2="10.892cm">
          <text:p/>
        </draw:line>
        <draw:line draw:style-name="gr4" draw:text-style-name="P2" draw:layer="layout" svg:x1="15.56cm" svg:y1="10.898cm" svg:x2="15.56cm" svg:y2="10.905cm">
          <text:p/>
        </draw:line>
        <draw:line draw:style-name="gr4" draw:text-style-name="P2" draw:layer="layout" svg:x1="15.56cm" svg:y1="10.905cm" svg:x2="15.56cm" svg:y2="10.907cm">
          <text:p/>
        </draw:line>
        <draw:line draw:style-name="gr4" draw:text-style-name="P2" draw:layer="layout" svg:x1="15.56cm" svg:y1="10.907cm" svg:x2="15.563cm" svg:y2="10.91cm">
          <text:p/>
        </draw:line>
        <draw:line draw:style-name="gr4" draw:text-style-name="P2" draw:layer="layout" svg:x1="15.562cm" svg:y1="10.909cm" svg:x2="15.564cm" svg:y2="10.909cm">
          <text:p/>
        </draw:line>
        <draw:line draw:style-name="gr4" draw:text-style-name="P2" draw:layer="layout" svg:x1="15.564cm" svg:y1="10.909cm" svg:x2="15.567cm" svg:y2="10.912cm">
          <text:p/>
        </draw:line>
        <draw:line draw:style-name="gr4" draw:text-style-name="P2" draw:layer="layout" svg:x1="15.566cm" svg:y1="10.911cm" svg:x2="15.568cm" svg:y2="10.911cm">
          <text:p/>
        </draw:line>
        <draw:line draw:style-name="gr4" draw:text-style-name="P2" draw:layer="layout" svg:x1="15.568cm" svg:y1="10.912cm" svg:x2="15.571cm" svg:y2="10.909cm">
          <text:p/>
        </draw:line>
        <draw:line draw:style-name="gr4" draw:text-style-name="P2" draw:layer="layout" svg:x1="15.57cm" svg:y1="10.909cm" svg:x2="15.572cm" svg:y2="10.909cm">
          <text:p/>
        </draw:line>
        <draw:line draw:style-name="gr4" draw:text-style-name="P2" draw:layer="layout" svg:x1="15.572cm" svg:y1="10.909cm" svg:x2="15.572cm" svg:y2="10.907cm">
          <text:p/>
        </draw:line>
        <draw:line draw:style-name="gr4" draw:text-style-name="P2" draw:layer="layout" svg:x1="15.572cm" svg:y1="10.908cm" svg:x2="15.575cm" svg:y2="10.905cm">
          <text:p/>
        </draw:line>
        <draw:line draw:style-name="gr4" draw:text-style-name="P2" draw:layer="layout" svg:x1="15.572cm" svg:y1="10.905cm" svg:x2="15.572cm" svg:y2="10.898cm">
          <text:p/>
        </draw:line>
        <draw:line draw:style-name="gr4" draw:text-style-name="P2" draw:layer="layout" svg:x1="15.572cm" svg:y1="10.898cm" svg:x2="15.572cm" svg:y2="10.896cm">
          <text:p/>
        </draw:line>
        <draw:line draw:style-name="gr4" draw:text-style-name="P2" draw:layer="layout" svg:x1="15.572cm" svg:y1="10.896cm" svg:x2="15.572cm" svg:y2="10.894cm">
          <text:p/>
        </draw:line>
        <draw:line draw:style-name="gr4" draw:text-style-name="P2" draw:layer="layout" svg:x1="15.573cm" svg:y1="10.895cm" svg:x2="15.57cm" svg:y2="10.892cm">
          <text:p/>
        </draw:line>
        <draw:line draw:style-name="gr4" draw:text-style-name="P2" draw:layer="layout" svg:x1="15.57cm" svg:y1="10.892cm" svg:x2="15.566cm" svg:y2="10.892cm">
          <text:p/>
        </draw:line>
        <draw:line draw:style-name="gr4" draw:text-style-name="P2" draw:layer="layout" svg:x1="15.553cm" svg:y1="10.892cm" svg:x2="15.568cm" svg:y2="10.892cm">
          <text:p/>
        </draw:line>
        <draw:line draw:style-name="gr4" draw:text-style-name="P2" draw:layer="layout" svg:x1="15.568cm" svg:y1="10.893cm" svg:x2="15.573cm" svg:y2="10.888cm">
          <text:p/>
        </draw:line>
        <draw:line draw:style-name="gr4" draw:text-style-name="P2" draw:layer="layout" svg:x1="15.543cm" svg:y1="10.877cm" svg:x2="15.543cm" svg:y2="10.862cm">
          <text:p/>
        </draw:line>
        <draw:line draw:style-name="gr4" draw:text-style-name="P2" draw:layer="layout" svg:x1="15.528cm" svg:y1="10.869cm" svg:x2="15.566cm" svg:y2="10.869cm">
          <text:p/>
        </draw:line>
        <draw:line draw:style-name="gr4" draw:text-style-name="P2" draw:layer="layout" svg:x1="15.566cm" svg:y1="10.869cm" svg:x2="15.57cm" svg:y2="10.869cm">
          <text:p/>
        </draw:line>
        <draw:line draw:style-name="gr4" draw:text-style-name="P2" draw:layer="layout" svg:x1="15.57cm" svg:y1="10.871cm" svg:x2="15.573cm" svg:y2="10.866cm">
          <text:p/>
        </draw:line>
        <draw:line draw:style-name="gr4" draw:text-style-name="P2" draw:layer="layout" svg:x1="15.572cm" svg:y1="10.866cm" svg:x2="15.572cm" svg:y2="10.864cm">
          <text:p/>
        </draw:line>
        <draw:line draw:style-name="gr4" draw:text-style-name="P2" draw:layer="layout" svg:x1="15.572cm" svg:y1="10.864cm" svg:x2="15.572cm" svg:y2="10.862cm">
          <text:p/>
        </draw:line>
        <draw:line draw:style-name="gr4" draw:text-style-name="P2" draw:layer="layout" svg:x1="15.558cm" svg:y1="10.852cm" svg:x2="15.558cm" svg:y2="10.833cm">
          <text:p/>
        </draw:line>
        <draw:line draw:style-name="gr4" draw:text-style-name="P2" draw:layer="layout" svg:x1="15.558cm" svg:y1="10.833cm" svg:x2="15.553cm" svg:y2="10.833cm">
          <text:p/>
        </draw:line>
        <draw:line draw:style-name="gr4" draw:text-style-name="P2" draw:layer="layout" svg:x1="15.554cm" svg:y1="10.833cm" svg:x2="15.551cm" svg:y2="10.836cm">
          <text:p/>
        </draw:line>
        <draw:line draw:style-name="gr4" draw:text-style-name="P2" draw:layer="layout" svg:x1="15.551cm" svg:y1="10.835cm" svg:x2="15.547cm" svg:y2="10.835cm">
          <text:p/>
        </draw:line>
        <draw:line draw:style-name="gr4" draw:text-style-name="P2" draw:layer="layout" svg:x1="15.548cm" svg:y1="10.835cm" svg:x2="15.545cm" svg:y2="10.838cm">
          <text:p/>
        </draw:line>
        <draw:line draw:style-name="gr4" draw:text-style-name="P2" draw:layer="layout" svg:x1="15.545cm" svg:y1="10.837cm" svg:x2="15.545cm" svg:y2="10.841cm">
          <text:p/>
        </draw:line>
        <draw:line draw:style-name="gr4" draw:text-style-name="P2" draw:layer="layout" svg:x1="15.545cm" svg:y1="10.841cm" svg:x2="15.545cm" svg:y2="10.843cm">
          <text:p/>
        </draw:line>
        <draw:line draw:style-name="gr4" draw:text-style-name="P2" draw:layer="layout" svg:x1="15.545cm" svg:y1="10.843cm" svg:x2="15.545cm" svg:y2="10.847cm">
          <text:p/>
        </draw:line>
        <draw:line draw:style-name="gr4" draw:text-style-name="P2" draw:layer="layout" svg:x1="15.545cm" svg:y1="10.847cm" svg:x2="15.548cm" svg:y2="10.851cm">
          <text:p/>
        </draw:line>
        <draw:line draw:style-name="gr4" draw:text-style-name="P2" draw:layer="layout" svg:x1="15.547cm" svg:y1="10.85cm" svg:x2="15.551cm" svg:y2="10.85cm">
          <text:p/>
        </draw:line>
        <draw:line draw:style-name="gr4" draw:text-style-name="P2" draw:layer="layout" svg:x1="15.551cm" svg:y1="10.85cm" svg:x2="15.554cm" svg:y2="10.853cm">
          <text:p/>
        </draw:line>
        <draw:line draw:style-name="gr4" draw:text-style-name="P2" draw:layer="layout" svg:x1="15.553cm" svg:y1="10.852cm" svg:x2="15.564cm" svg:y2="10.852cm">
          <text:p/>
        </draw:line>
        <draw:line draw:style-name="gr4" draw:text-style-name="P2" draw:layer="layout" svg:x1="15.564cm" svg:y1="10.853cm" svg:x2="15.569cm" svg:y2="10.85cm">
          <text:p/>
        </draw:line>
        <draw:line draw:style-name="gr4" draw:text-style-name="P2" draw:layer="layout" svg:x1="15.568cm" svg:y1="10.85cm" svg:x2="15.57cm" svg:y2="10.85cm">
          <text:p/>
        </draw:line>
        <draw:line draw:style-name="gr4" draw:text-style-name="P2" draw:layer="layout" svg:x1="15.57cm" svg:y1="10.851cm" svg:x2="15.573cm" svg:y2="10.847cm">
          <text:p/>
        </draw:line>
        <draw:line draw:style-name="gr4" draw:text-style-name="P2" draw:layer="layout" svg:x1="15.572cm" svg:y1="10.847cm" svg:x2="15.572cm" svg:y2="10.843cm">
          <text:p/>
        </draw:line>
        <draw:line draw:style-name="gr4" draw:text-style-name="P2" draw:layer="layout" svg:x1="15.572cm" svg:y1="10.843cm" svg:x2="15.572cm" svg:y2="10.841cm">
          <text:p/>
        </draw:line>
        <draw:line draw:style-name="gr4" draw:text-style-name="P2" draw:layer="layout" svg:x1="15.572cm" svg:y1="10.841cm" svg:x2="15.572cm" svg:y2="10.837cm">
          <text:p/>
        </draw:line>
        <draw:line draw:style-name="gr4" draw:text-style-name="P2" draw:layer="layout" svg:x1="15.573cm" svg:y1="10.838cm" svg:x2="15.57cm" svg:y2="10.835cm">
          <text:p/>
        </draw:line>
        <draw:line draw:style-name="gr4" draw:text-style-name="P2" draw:layer="layout" svg:x1="15.571cm" svg:y1="10.836cm" svg:x2="15.568cm" svg:y2="10.833cm">
          <text:p/>
        </draw:line>
        <draw:line draw:style-name="gr4" draw:text-style-name="P2" draw:layer="layout" svg:x1="14.781cm" svg:y1="10.922cm" svg:x2="14.776cm" svg:y2="10.922cm">
          <text:p/>
        </draw:line>
        <draw:line draw:style-name="gr4" draw:text-style-name="P2" draw:layer="layout" svg:x1="14.777cm" svg:y1="10.922cm" svg:x2="14.772cm" svg:y2="10.925cm">
          <text:p/>
        </draw:line>
        <draw:line draw:style-name="gr4" draw:text-style-name="P2" draw:layer="layout" svg:x1="14.773cm" svg:y1="10.924cm" svg:x2="14.77cm" svg:y2="10.929cm">
          <text:p/>
        </draw:line>
        <draw:line draw:style-name="gr4" draw:text-style-name="P2" draw:layer="layout" svg:x1="14.77cm" svg:y1="10.928cm" svg:x2="14.77cm" svg:y2="10.932cm">
          <text:p/>
        </draw:line>
        <draw:line draw:style-name="gr4" draw:text-style-name="P2" draw:layer="layout" svg:x1="14.77cm" svg:y1="10.932cm" svg:x2="14.77cm" svg:y2="10.934cm">
          <text:p/>
        </draw:line>
        <draw:line draw:style-name="gr4" draw:text-style-name="P2" draw:layer="layout" svg:x1="14.77cm" svg:y1="10.934cm" svg:x2="14.77cm" svg:y2="10.938cm">
          <text:p/>
        </draw:line>
        <draw:line draw:style-name="gr4" draw:text-style-name="P2" draw:layer="layout" svg:x1="14.77cm" svg:y1="10.938cm" svg:x2="14.773cm" svg:y2="10.944cm">
          <text:p/>
        </draw:line>
        <draw:line draw:style-name="gr4" draw:text-style-name="P2" draw:layer="layout" svg:x1="14.772cm" svg:y1="10.943cm" svg:x2="14.776cm" svg:y2="10.943cm">
          <text:p/>
        </draw:line>
        <draw:line draw:style-name="gr4" draw:text-style-name="P2" draw:layer="layout" svg:x1="14.776cm" svg:y1="10.943cm" svg:x2="14.782cm" svg:y2="10.946cm">
          <text:p/>
        </draw:line>
        <draw:line draw:style-name="gr4" draw:text-style-name="P2" draw:layer="layout" svg:x1="14.781cm" svg:y1="10.945cm" svg:x2="14.804cm" svg:y2="10.945cm">
          <text:p/>
        </draw:line>
        <draw:line draw:style-name="gr4" draw:text-style-name="P2" draw:layer="layout" svg:x1="14.804cm" svg:y1="10.946cm" svg:x2="14.807cm" svg:y2="10.943cm">
          <text:p/>
        </draw:line>
        <draw:line draw:style-name="gr4" draw:text-style-name="P2" draw:layer="layout" svg:x1="14.806cm" svg:y1="10.943cm" svg:x2="14.81cm" svg:y2="10.943cm">
          <text:p/>
        </draw:line>
        <draw:line draw:style-name="gr4" draw:text-style-name="P2" draw:layer="layout" svg:x1="14.81cm" svg:y1="10.944cm" svg:x2="14.813cm" svg:y2="10.938cm">
          <text:p/>
        </draw:line>
        <draw:line draw:style-name="gr4" draw:text-style-name="P2" draw:layer="layout" svg:x1="14.812cm" svg:y1="10.939cm" svg:x2="14.817cm" svg:y2="10.934cm">
          <text:p/>
        </draw:line>
        <draw:line draw:style-name="gr4" draw:text-style-name="P2" draw:layer="layout" svg:x1="14.815cm" svg:y1="10.934cm" svg:x2="14.815cm" svg:y2="10.932cm">
          <text:p/>
        </draw:line>
        <draw:line draw:style-name="gr4" draw:text-style-name="P2" draw:layer="layout" svg:x1="14.817cm" svg:y1="10.933cm" svg:x2="14.812cm" svg:y2="10.928cm">
          <text:p/>
        </draw:line>
        <draw:line draw:style-name="gr4" draw:text-style-name="P2" draw:layer="layout" svg:x1="14.813cm" svg:y1="10.929cm" svg:x2="14.81cm" svg:y2="10.924cm">
          <text:p/>
        </draw:line>
        <draw:line draw:style-name="gr4" draw:text-style-name="P2" draw:layer="layout" svg:x1="14.811cm" svg:y1="10.925cm" svg:x2="14.806cm" svg:y2="10.922cm">
          <text:p/>
        </draw:line>
        <draw:line draw:style-name="gr4" draw:text-style-name="P2" draw:layer="layout" svg:x1="14.806cm" svg:y1="10.922cm" svg:x2="14.804cm" svg:y2="10.922cm">
          <text:p/>
        </draw:line>
        <draw:line draw:style-name="gr4" draw:text-style-name="P2" draw:layer="layout" svg:x1="14.804cm" svg:y1="10.922cm" svg:x2="14.791cm" svg:y2="10.922cm">
          <text:p/>
        </draw:line>
        <draw:line draw:style-name="gr4" draw:text-style-name="P2" draw:layer="layout" svg:x1="14.791cm" svg:y1="10.922cm" svg:x2="14.791cm" svg:y2="10.932cm">
          <text:p/>
        </draw:line>
        <draw:line draw:style-name="gr4" draw:text-style-name="P2" draw:layer="layout" svg:x1="14.793cm" svg:y1="10.892cm" svg:x2="14.791cm" svg:y2="10.892cm">
          <text:p/>
        </draw:line>
        <draw:line draw:style-name="gr4" draw:text-style-name="P2" draw:layer="layout" svg:x1="14.792cm" svg:y1="10.892cm" svg:x2="14.789cm" svg:y2="10.895cm">
          <text:p/>
        </draw:line>
        <draw:line draw:style-name="gr4" draw:text-style-name="P2" draw:layer="layout" svg:x1="14.79cm" svg:y1="10.894cm" svg:x2="14.787cm" svg:y2="10.897cm">
          <text:p/>
        </draw:line>
        <draw:line draw:style-name="gr4" draw:text-style-name="P2" draw:layer="layout" svg:x1="14.788cm" svg:y1="10.896cm" svg:x2="14.785cm" svg:y2="10.901cm">
          <text:p/>
        </draw:line>
        <draw:line draw:style-name="gr4" draw:text-style-name="P2" draw:layer="layout" svg:x1="14.785cm" svg:y1="10.9cm" svg:x2="14.785cm" svg:y2="10.902cm">
          <text:p/>
        </draw:line>
        <draw:line draw:style-name="gr4" draw:text-style-name="P2" draw:layer="layout" svg:x1="14.785cm" svg:y1="10.902cm" svg:x2="14.788cm" svg:y2="10.907cm">
          <text:p/>
        </draw:line>
        <draw:line draw:style-name="gr4" draw:text-style-name="P2" draw:layer="layout" svg:x1="14.787cm" svg:y1="10.905cm" svg:x2="14.79cm" svg:y2="10.91cm">
          <text:p/>
        </draw:line>
        <draw:line draw:style-name="gr4" draw:text-style-name="P2" draw:layer="layout" svg:x1="14.789cm" svg:y1="10.909cm" svg:x2="14.791cm" svg:y2="10.909cm">
          <text:p/>
        </draw:line>
        <draw:line draw:style-name="gr4" draw:text-style-name="P2" draw:layer="layout" svg:x1="14.791cm" svg:y1="10.909cm" svg:x2="14.794cm" svg:y2="10.912cm">
          <text:p/>
        </draw:line>
        <draw:line draw:style-name="gr4" draw:text-style-name="P2" draw:layer="layout" svg:x1="14.8cm" svg:y1="10.898cm" svg:x2="14.8cm" svg:y2="10.896cm">
          <text:p/>
        </draw:line>
        <draw:line draw:style-name="gr4" draw:text-style-name="P2" draw:layer="layout" svg:x1="14.8cm" svg:y1="10.896cm" svg:x2="14.8cm" svg:y2="10.894cm">
          <text:p/>
        </draw:line>
        <draw:line draw:style-name="gr4" draw:text-style-name="P2" draw:layer="layout" svg:x1="14.801cm" svg:y1="10.895cm" svg:x2="14.798cm" svg:y2="10.892cm">
          <text:p/>
        </draw:line>
        <draw:line draw:style-name="gr4" draw:text-style-name="P2" draw:layer="layout" svg:x1="14.798cm" svg:y1="10.892cm" svg:x2="14.793cm" svg:y2="10.892cm">
          <text:p/>
        </draw:line>
        <draw:line draw:style-name="gr4" draw:text-style-name="P2" draw:layer="layout" svg:x1="14.8cm" svg:y1="10.898cm" svg:x2="14.8cm" svg:y2="10.905cm">
          <text:p/>
        </draw:line>
        <draw:line draw:style-name="gr4" draw:text-style-name="P2" draw:layer="layout" svg:x1="14.802cm" svg:y1="10.905cm" svg:x2="14.802cm" svg:y2="10.907cm">
          <text:p/>
        </draw:line>
        <draw:line draw:style-name="gr4" draw:text-style-name="P2" draw:layer="layout" svg:x1="14.802cm" svg:y1="10.907cm" svg:x2="14.802cm" svg:y2="10.909cm">
          <text:p/>
        </draw:line>
        <draw:line draw:style-name="gr4" draw:text-style-name="P2" draw:layer="layout" svg:x1="14.802cm" svg:y1="10.909cm" svg:x2="14.804cm" svg:y2="10.909cm">
          <text:p/>
        </draw:line>
        <draw:line draw:style-name="gr4" draw:text-style-name="P2" draw:layer="layout" svg:x1="14.804cm" svg:y1="10.909cm" svg:x2="14.807cm" svg:y2="10.912cm">
          <text:p/>
        </draw:line>
        <draw:line draw:style-name="gr4" draw:text-style-name="P2" draw:layer="layout" svg:x1="14.806cm" svg:y1="10.911cm" svg:x2="14.808cm" svg:y2="10.911cm">
          <text:p/>
        </draw:line>
        <draw:line draw:style-name="gr4" draw:text-style-name="P2" draw:layer="layout" svg:x1="14.808cm" svg:y1="10.912cm" svg:x2="14.811cm" svg:y2="10.909cm">
          <text:p/>
        </draw:line>
        <draw:line draw:style-name="gr4" draw:text-style-name="P2" draw:layer="layout" svg:x1="14.81cm" svg:y1="10.909cm" svg:x2="14.812cm" svg:y2="10.909cm">
          <text:p/>
        </draw:line>
        <draw:line draw:style-name="gr4" draw:text-style-name="P2" draw:layer="layout" svg:x1="14.812cm" svg:y1="10.91cm" svg:x2="14.817cm" svg:y2="10.907cm">
          <text:p/>
        </draw:line>
        <draw:line draw:style-name="gr4" draw:text-style-name="P2" draw:layer="layout" svg:x1="14.815cm" svg:y1="10.907cm" svg:x2="14.815cm" svg:y2="10.905cm">
          <text:p/>
        </draw:line>
        <draw:line draw:style-name="gr4" draw:text-style-name="P2" draw:layer="layout" svg:x1="14.815cm" svg:y1="10.905cm" svg:x2="14.815cm" svg:y2="10.898cm">
          <text:p/>
        </draw:line>
        <draw:line draw:style-name="gr4" draw:text-style-name="P2" draw:layer="layout" svg:x1="14.815cm" svg:y1="10.898cm" svg:x2="14.815cm" svg:y2="10.896cm">
          <text:p/>
        </draw:line>
        <draw:line draw:style-name="gr4" draw:text-style-name="P2" draw:layer="layout" svg:x1="14.817cm" svg:y1="10.897cm" svg:x2="14.812cm" svg:y2="10.894cm">
          <text:p/>
        </draw:line>
        <draw:line draw:style-name="gr4" draw:text-style-name="P2" draw:layer="layout" svg:x1="14.813cm" svg:y1="10.895cm" svg:x2="14.81cm" svg:y2="10.892cm">
          <text:p/>
        </draw:line>
        <draw:line draw:style-name="gr4" draw:text-style-name="P2" draw:layer="layout" svg:x1="14.81cm" svg:y1="10.892cm" svg:x2="14.808cm" svg:y2="10.892cm">
          <text:p/>
        </draw:line>
        <draw:line draw:style-name="gr4" draw:text-style-name="P2" draw:layer="layout" svg:x1="14.793cm" svg:y1="10.892cm" svg:x2="14.81cm" svg:y2="10.892cm">
          <text:p/>
        </draw:line>
        <draw:line draw:style-name="gr4" draw:text-style-name="P2" draw:layer="layout" svg:x1="14.81cm" svg:y1="10.893cm" svg:x2="14.816cm" svg:y2="10.888cm">
          <text:p/>
        </draw:line>
        <draw:line draw:style-name="gr4" draw:text-style-name="P2" draw:layer="layout" svg:x1="14.785cm" svg:y1="10.877cm" svg:x2="14.785cm" svg:y2="10.862cm">
          <text:p/>
        </draw:line>
        <draw:line draw:style-name="gr4" draw:text-style-name="P2" draw:layer="layout" svg:x1="14.77cm" svg:y1="10.869cm" svg:x2="14.808cm" svg:y2="10.869cm">
          <text:p/>
        </draw:line>
        <draw:line draw:style-name="gr4" draw:text-style-name="P2" draw:layer="layout" svg:x1="14.808cm" svg:y1="10.869cm" svg:x2="14.81cm" svg:y2="10.869cm">
          <text:p/>
        </draw:line>
        <draw:line draw:style-name="gr4" draw:text-style-name="P2" draw:layer="layout" svg:x1="14.81cm" svg:y1="10.871cm" svg:x2="14.813cm" svg:y2="10.866cm">
          <text:p/>
        </draw:line>
        <draw:line draw:style-name="gr4" draw:text-style-name="P2" draw:layer="layout" svg:x1="14.812cm" svg:y1="10.867cm" svg:x2="14.817cm" svg:y2="10.864cm">
          <text:p/>
        </draw:line>
        <draw:line draw:style-name="gr4" draw:text-style-name="P2" draw:layer="layout" svg:x1="14.815cm" svg:y1="10.864cm" svg:x2="14.815cm" svg:y2="10.862cm">
          <text:p/>
        </draw:line>
        <draw:line draw:style-name="gr4" draw:text-style-name="P2" draw:layer="layout" svg:x1="14.798cm" svg:y1="10.852cm" svg:x2="14.798cm" svg:y2="10.833cm">
          <text:p/>
        </draw:line>
        <draw:line draw:style-name="gr4" draw:text-style-name="P2" draw:layer="layout" svg:x1="14.798cm" svg:y1="10.833cm" svg:x2="14.793cm" svg:y2="10.833cm">
          <text:p/>
        </draw:line>
        <draw:line draw:style-name="gr4" draw:text-style-name="P2" draw:layer="layout" svg:x1="14.794cm" svg:y1="10.833cm" svg:x2="14.791cm" svg:y2="10.836cm">
          <text:p/>
        </draw:line>
        <draw:line draw:style-name="gr4" draw:text-style-name="P2" draw:layer="layout" svg:x1="14.791cm" svg:y1="10.835cm" svg:x2="14.789cm" svg:y2="10.835cm">
          <text:p/>
        </draw:line>
        <draw:line draw:style-name="gr4" draw:text-style-name="P2" draw:layer="layout" svg:x1="14.79cm" svg:y1="10.835cm" svg:x2="14.787cm" svg:y2="10.838cm">
          <text:p/>
        </draw:line>
        <draw:line draw:style-name="gr4" draw:text-style-name="P2" draw:layer="layout" svg:x1="14.788cm" svg:y1="10.837cm" svg:x2="14.785cm" svg:y2="10.842cm">
          <text:p/>
        </draw:line>
        <draw:line draw:style-name="gr4" draw:text-style-name="P2" draw:layer="layout" svg:x1="14.785cm" svg:y1="10.841cm" svg:x2="14.785cm" svg:y2="10.843cm">
          <text:p/>
        </draw:line>
        <draw:line draw:style-name="gr4" draw:text-style-name="P2" draw:layer="layout" svg:x1="14.785cm" svg:y1="10.843cm" svg:x2="14.788cm" svg:y2="10.848cm">
          <text:p/>
        </draw:line>
        <draw:line draw:style-name="gr4" draw:text-style-name="P2" draw:layer="layout" svg:x1="14.787cm" svg:y1="10.847cm" svg:x2="14.79cm" svg:y2="10.851cm">
          <text:p/>
        </draw:line>
        <draw:line draw:style-name="gr4" draw:text-style-name="P2" draw:layer="layout" svg:x1="14.789cm" svg:y1="10.85cm" svg:x2="14.791cm" svg:y2="10.85cm">
          <text:p/>
        </draw:line>
        <draw:line draw:style-name="gr4" draw:text-style-name="P2" draw:layer="layout" svg:x1="14.791cm" svg:y1="10.85cm" svg:x2="14.794cm" svg:y2="10.853cm">
          <text:p/>
        </draw:line>
        <draw:line draw:style-name="gr4" draw:text-style-name="P2" draw:layer="layout" svg:x1="14.793cm" svg:y1="10.852cm" svg:x2="14.806cm" svg:y2="10.852cm">
          <text:p/>
        </draw:line>
        <draw:line draw:style-name="gr4" draw:text-style-name="P2" draw:layer="layout" svg:x1="14.806cm" svg:y1="10.853cm" svg:x2="14.809cm" svg:y2="10.85cm">
          <text:p/>
        </draw:line>
        <draw:line draw:style-name="gr4" draw:text-style-name="P2" draw:layer="layout" svg:x1="14.808cm" svg:y1="10.85cm" svg:x2="14.81cm" svg:y2="10.85cm">
          <text:p/>
        </draw:line>
        <draw:line draw:style-name="gr4" draw:text-style-name="P2" draw:layer="layout" svg:x1="14.81cm" svg:y1="10.851cm" svg:x2="14.813cm" svg:y2="10.847cm">
          <text:p/>
        </draw:line>
        <draw:line draw:style-name="gr4" draw:text-style-name="P2" draw:layer="layout" svg:x1="14.812cm" svg:y1="10.848cm" svg:x2="14.817cm" svg:y2="10.843cm">
          <text:p/>
        </draw:line>
        <draw:line draw:style-name="gr4" draw:text-style-name="P2" draw:layer="layout" svg:x1="14.815cm" svg:y1="10.843cm" svg:x2="14.815cm" svg:y2="10.841cm">
          <text:p/>
        </draw:line>
        <draw:line draw:style-name="gr4" draw:text-style-name="P2" draw:layer="layout" svg:x1="14.817cm" svg:y1="10.842cm" svg:x2="14.812cm" svg:y2="10.837cm">
          <text:p/>
        </draw:line>
        <draw:line draw:style-name="gr4" draw:text-style-name="P2" draw:layer="layout" svg:x1="14.813cm" svg:y1="10.838cm" svg:x2="14.81cm" svg:y2="10.835cm">
          <text:p/>
        </draw:line>
        <draw:line draw:style-name="gr4" draw:text-style-name="P2" draw:layer="layout" svg:x1="14.811cm" svg:y1="10.836cm" svg:x2="14.808cm" svg:y2="10.833cm">
          <text:p/>
        </draw:line>
        <draw:line draw:style-name="gr4" draw:text-style-name="P2" draw:layer="layout" svg:x1="15.834cm" svg:y1="10.952cm" svg:x2="15.788cm" svg:y2="10.936cm">
          <text:p/>
        </draw:line>
        <draw:line draw:style-name="gr4" draw:text-style-name="P2" draw:layer="layout" svg:x1="15.788cm" svg:y1="10.937cm" svg:x2="15.834cm" svg:y2="10.922cm">
          <text:p/>
        </draw:line>
        <draw:line draw:style-name="gr4" draw:text-style-name="P2" draw:layer="layout" svg:x1="15.82cm" svg:y1="10.947cm" svg:x2="15.82cm" svg:y2="10.926cm">
          <text:p/>
        </draw:line>
        <draw:line draw:style-name="gr4" draw:text-style-name="P2" draw:layer="layout" svg:x1="15.788cm" svg:y1="10.89cm" svg:x2="15.834cm" svg:y2="10.91cm">
          <text:p/>
        </draw:line>
        <draw:line draw:style-name="gr4" draw:text-style-name="P2" draw:layer="layout" svg:x1="15.833cm" svg:y1="10.877cm" svg:x2="15.788cm" svg:y2="10.877cm">
          <text:p/>
        </draw:line>
        <draw:line draw:style-name="gr4" draw:text-style-name="P2" draw:layer="layout" svg:x1="15.788cm" svg:y1="10.878cm" svg:x2="15.821cm" svg:y2="10.862cm">
          <text:p/>
        </draw:line>
        <draw:line draw:style-name="gr4" draw:text-style-name="P2" draw:layer="layout" svg:x1="15.821cm" svg:y1="10.863cm" svg:x2="15.788cm" svg:y2="10.845cm">
          <text:p/>
        </draw:line>
        <draw:line draw:style-name="gr4" draw:text-style-name="P2" draw:layer="layout" svg:x1="15.788cm" svg:y1="10.845cm" svg:x2="15.833cm" svg:y2="10.845cm">
          <text:p/>
        </draw:line>
        <draw:line draw:style-name="gr4" draw:text-style-name="P2" draw:layer="layout" svg:x1="15.788cm" svg:y1="10.835cm" svg:x2="15.788cm" svg:y2="10.811cm">
          <text:p/>
        </draw:line>
        <draw:line draw:style-name="gr4" draw:text-style-name="P2" draw:layer="layout" svg:x1="15.788cm" svg:y1="10.824cm" svg:x2="15.833cm" svg:y2="10.824cm">
          <text:p/>
        </draw:line>
        <draw:line draw:style-name="gr4" draw:text-style-name="P2" draw:layer="layout" svg:x1="15.798cm" svg:y1="10.782cm" svg:x2="15.795cm" svg:y2="10.785cm">
          <text:p/>
        </draw:line>
        <draw:line draw:style-name="gr4" draw:text-style-name="P2" draw:layer="layout" svg:x1="15.795cm" svg:y1="10.784cm" svg:x2="15.792cm" svg:y2="10.784cm">
          <text:p/>
        </draw:line>
        <draw:line draw:style-name="gr4" draw:text-style-name="P2" draw:layer="layout" svg:x1="15.793cm" svg:y1="10.784cm" svg:x2="15.79cm" svg:y2="10.787cm">
          <text:p/>
        </draw:line>
        <draw:line draw:style-name="gr4" draw:text-style-name="P2" draw:layer="layout" svg:x1="15.791cm" svg:y1="10.786cm" svg:x2="15.788cm" svg:y2="10.791cm">
          <text:p/>
        </draw:line>
        <draw:line draw:style-name="gr4" draw:text-style-name="P2" draw:layer="layout" svg:x1="15.788cm" svg:y1="10.79cm" svg:x2="15.788cm" svg:y2="10.792cm">
          <text:p/>
        </draw:line>
        <draw:line draw:style-name="gr4" draw:text-style-name="P2" draw:layer="layout" svg:x1="15.788cm" svg:y1="10.792cm" svg:x2="15.791cm" svg:y2="10.798cm">
          <text:p/>
        </draw:line>
        <draw:line draw:style-name="gr4" draw:text-style-name="P2" draw:layer="layout" svg:x1="15.79cm" svg:y1="10.797cm" svg:x2="15.793cm" svg:y2="10.8cm">
          <text:p/>
        </draw:line>
        <draw:line draw:style-name="gr4" draw:text-style-name="P2" draw:layer="layout" svg:x1="15.792cm" svg:y1="10.799cm" svg:x2="15.797cm" svg:y2="10.802cm">
          <text:p/>
        </draw:line>
        <draw:line draw:style-name="gr4" draw:text-style-name="P2" draw:layer="layout" svg:x1="15.795cm" svg:y1="10.801cm" svg:x2="15.797cm" svg:y2="10.801cm">
          <text:p/>
        </draw:line>
        <draw:line draw:style-name="gr4" draw:text-style-name="P2" draw:layer="layout" svg:x1="15.797cm" svg:y1="10.782cm" svg:x2="15.835cm" svg:y2="10.802cm">
          <text:p/>
        </draw:line>
        <draw:line draw:style-name="gr4" draw:text-style-name="P2" draw:layer="layout" svg:x1="15.833cm" svg:y1="10.801cm" svg:x2="15.833cm" svg:y2="10.782cm">
          <text:p/>
        </draw:line>
        <draw:line draw:style-name="gr4" draw:text-style-name="P2" draw:layer="layout" svg:x1="14.562cm" svg:y1="10.952cm" svg:x2="14.514cm" svg:y2="10.936cm">
          <text:p/>
        </draw:line>
        <draw:line draw:style-name="gr4" draw:text-style-name="P2" draw:layer="layout" svg:x1="14.514cm" svg:y1="10.937cm" svg:x2="14.562cm" svg:y2="10.922cm">
          <text:p/>
        </draw:line>
        <draw:line draw:style-name="gr4" draw:text-style-name="P2" draw:layer="layout" svg:x1="14.546cm" svg:y1="10.947cm" svg:x2="14.546cm" svg:y2="10.926cm">
          <text:p/>
        </draw:line>
        <draw:line draw:style-name="gr4" draw:text-style-name="P2" draw:layer="layout" svg:x1="14.514cm" svg:y1="10.89cm" svg:x2="14.562cm" svg:y2="10.91cm">
          <text:p/>
        </draw:line>
        <draw:line draw:style-name="gr4" draw:text-style-name="P2" draw:layer="layout" svg:x1="14.561cm" svg:y1="10.877cm" svg:x2="14.514cm" svg:y2="10.877cm">
          <text:p/>
        </draw:line>
        <draw:line draw:style-name="gr4" draw:text-style-name="P2" draw:layer="layout" svg:x1="14.514cm" svg:y1="10.878cm" svg:x2="14.547cm" svg:y2="10.862cm">
          <text:p/>
        </draw:line>
        <draw:line draw:style-name="gr4" draw:text-style-name="P2" draw:layer="layout" svg:x1="14.547cm" svg:y1="10.863cm" svg:x2="14.514cm" svg:y2="10.845cm">
          <text:p/>
        </draw:line>
        <draw:line draw:style-name="gr4" draw:text-style-name="P2" draw:layer="layout" svg:x1="14.514cm" svg:y1="10.845cm" svg:x2="14.561cm" svg:y2="10.845cm">
          <text:p/>
        </draw:line>
        <draw:line draw:style-name="gr4" draw:text-style-name="P2" draw:layer="layout" svg:x1="14.514cm" svg:y1="10.835cm" svg:x2="14.514cm" svg:y2="10.811cm">
          <text:p/>
        </draw:line>
        <draw:line draw:style-name="gr4" draw:text-style-name="P2" draw:layer="layout" svg:x1="14.514cm" svg:y1="10.824cm" svg:x2="14.561cm" svg:y2="10.824cm">
          <text:p/>
        </draw:line>
        <draw:line draw:style-name="gr4" draw:text-style-name="P2" draw:layer="layout" svg:x1="14.526cm" svg:y1="10.782cm" svg:x2="14.52cm" svg:y2="10.785cm">
          <text:p/>
        </draw:line>
        <draw:line draw:style-name="gr4" draw:text-style-name="P2" draw:layer="layout" svg:x1="14.52cm" svg:y1="10.784cm" svg:x2="14.518cm" svg:y2="10.784cm">
          <text:p/>
        </draw:line>
        <draw:line draw:style-name="gr4" draw:text-style-name="P2" draw:layer="layout" svg:x1="14.519cm" svg:y1="10.784cm" svg:x2="14.516cm" svg:y2="10.787cm">
          <text:p/>
        </draw:line>
        <draw:line draw:style-name="gr4" draw:text-style-name="P2" draw:layer="layout" svg:x1="14.517cm" svg:y1="10.786cm" svg:x2="14.514cm" svg:y2="10.791cm">
          <text:p/>
        </draw:line>
        <draw:line draw:style-name="gr4" draw:text-style-name="P2" draw:layer="layout" svg:x1="14.514cm" svg:y1="10.79cm" svg:x2="14.514cm" svg:y2="10.792cm">
          <text:p/>
        </draw:line>
        <draw:line draw:style-name="gr4" draw:text-style-name="P2" draw:layer="layout" svg:x1="14.514cm" svg:y1="10.792cm" svg:x2="14.517cm" svg:y2="10.798cm">
          <text:p/>
        </draw:line>
        <draw:line draw:style-name="gr4" draw:text-style-name="P2" draw:layer="layout" svg:x1="14.516cm" svg:y1="10.797cm" svg:x2="14.519cm" svg:y2="10.8cm">
          <text:p/>
        </draw:line>
        <draw:line draw:style-name="gr4" draw:text-style-name="P2" draw:layer="layout" svg:x1="14.518cm" svg:y1="10.799cm" svg:x2="14.521cm" svg:y2="10.802cm">
          <text:p/>
        </draw:line>
        <draw:line draw:style-name="gr4" draw:text-style-name="P2" draw:layer="layout" svg:x1="14.52cm" svg:y1="10.801cm" svg:x2="14.525cm" svg:y2="10.801cm">
          <text:p/>
        </draw:line>
        <draw:line draw:style-name="gr4" draw:text-style-name="P2" draw:layer="layout" svg:x1="14.525cm" svg:y1="10.782cm" svg:x2="14.562cm" svg:y2="10.802cm">
          <text:p/>
        </draw:line>
        <draw:line draw:style-name="gr4" draw:text-style-name="P2" draw:layer="layout" svg:x1="14.561cm" svg:y1="10.801cm" svg:x2="14.561cm" svg:y2="10.782cm">
          <text:p/>
        </draw:line>
        <draw:line draw:style-name="gr4" draw:text-style-name="P2" draw:layer="layout" svg:x1="15.335cm" svg:y1="10.953cm" svg:x2="15.291cm" svg:y2="10.953cm">
          <text:p/>
        </draw:line>
        <draw:line draw:style-name="gr4" draw:text-style-name="P2" draw:layer="layout" svg:x1="15.321cm" svg:y1="10.954cm" svg:x2="15.291cm" svg:y2="10.932cm">
          <text:p/>
        </draw:line>
        <draw:line draw:style-name="gr4" draw:text-style-name="P2" draw:layer="layout" svg:x1="15.31cm" svg:y1="10.946cm" svg:x2="15.336cm" svg:y2="10.932cm">
          <text:p/>
        </draw:line>
        <draw:line draw:style-name="gr4" draw:text-style-name="P2" draw:layer="layout" svg:x1="15.291cm" svg:y1="10.9cm" svg:x2="15.336cm" svg:y2="10.92cm">
          <text:p/>
        </draw:line>
        <draw:line draw:style-name="gr4" draw:text-style-name="P2" draw:layer="layout" svg:x1="15.335cm" svg:y1="10.888cm" svg:x2="15.291cm" svg:y2="10.888cm">
          <text:p/>
        </draw:line>
        <draw:line draw:style-name="gr4" draw:text-style-name="P2" draw:layer="layout" svg:x1="15.291cm" svg:y1="10.889cm" svg:x2="15.324cm" svg:y2="10.873cm">
          <text:p/>
        </draw:line>
        <draw:line draw:style-name="gr4" draw:text-style-name="P2" draw:layer="layout" svg:x1="15.324cm" svg:y1="10.874cm" svg:x2="15.291cm" svg:y2="10.856cm">
          <text:p/>
        </draw:line>
        <draw:line draw:style-name="gr4" draw:text-style-name="P2" draw:layer="layout" svg:x1="15.291cm" svg:y1="10.856cm" svg:x2="15.335cm" svg:y2="10.856cm">
          <text:p/>
        </draw:line>
        <draw:line draw:style-name="gr4" draw:text-style-name="P2" draw:layer="layout" svg:x1="15.291cm" svg:y1="10.845cm" svg:x2="15.291cm" svg:y2="10.822cm">
          <text:p/>
        </draw:line>
        <draw:line draw:style-name="gr4" draw:text-style-name="P2" draw:layer="layout" svg:x1="15.291cm" svg:y1="10.835cm" svg:x2="15.335cm" svg:y2="10.835cm">
          <text:p/>
        </draw:line>
        <draw:line draw:style-name="gr4" draw:text-style-name="P2" draw:layer="layout" svg:x1="15.3cm" svg:y1="10.812cm" svg:x2="15.291cm" svg:y2="10.803cm">
          <text:p/>
        </draw:line>
        <draw:line draw:style-name="gr4" draw:text-style-name="P2" draw:layer="layout" svg:x1="15.291cm" svg:y1="10.803cm" svg:x2="15.335cm" svg:y2="10.803cm">
          <text:p/>
        </draw:line>
        <draw:line draw:style-name="gr4" draw:text-style-name="P2" draw:layer="layout" svg:x1="14.307cm" svg:y1="10.953cm" svg:x2="14.262cm" svg:y2="10.953cm">
          <text:p/>
        </draw:line>
        <draw:line draw:style-name="gr4" draw:text-style-name="P2" draw:layer="layout" svg:x1="14.291cm" svg:y1="10.954cm" svg:x2="14.262cm" svg:y2="10.932cm">
          <text:p/>
        </draw:line>
        <draw:line draw:style-name="gr4" draw:text-style-name="P2" draw:layer="layout" svg:x1="14.279cm" svg:y1="10.946cm" svg:x2="14.308cm" svg:y2="10.932cm">
          <text:p/>
        </draw:line>
        <draw:line draw:style-name="gr4" draw:text-style-name="P2" draw:layer="layout" svg:x1="14.262cm" svg:y1="10.9cm" svg:x2="14.308cm" svg:y2="10.92cm">
          <text:p/>
        </draw:line>
        <draw:line draw:style-name="gr4" draw:text-style-name="P2" draw:layer="layout" svg:x1="14.307cm" svg:y1="10.888cm" svg:x2="14.262cm" svg:y2="10.888cm">
          <text:p/>
        </draw:line>
        <draw:line draw:style-name="gr4" draw:text-style-name="P2" draw:layer="layout" svg:x1="14.262cm" svg:y1="10.889cm" svg:x2="14.293cm" svg:y2="10.873cm">
          <text:p/>
        </draw:line>
        <draw:line draw:style-name="gr4" draw:text-style-name="P2" draw:layer="layout" svg:x1="14.293cm" svg:y1="10.874cm" svg:x2="14.262cm" svg:y2="10.856cm">
          <text:p/>
        </draw:line>
        <draw:line draw:style-name="gr4" draw:text-style-name="P2" draw:layer="layout" svg:x1="14.262cm" svg:y1="10.856cm" svg:x2="14.307cm" svg:y2="10.856cm">
          <text:p/>
        </draw:line>
        <draw:line draw:style-name="gr4" draw:text-style-name="P2" draw:layer="layout" svg:x1="14.262cm" svg:y1="10.845cm" svg:x2="14.262cm" svg:y2="10.822cm">
          <text:p/>
        </draw:line>
        <draw:line draw:style-name="gr4" draw:text-style-name="P2" draw:layer="layout" svg:x1="14.262cm" svg:y1="10.835cm" svg:x2="14.307cm" svg:y2="10.835cm">
          <text:p/>
        </draw:line>
        <draw:line draw:style-name="gr4" draw:text-style-name="P2" draw:layer="layout" svg:x1="14.272cm" svg:y1="10.812cm" svg:x2="14.262cm" svg:y2="10.803cm">
          <text:p/>
        </draw:line>
        <draw:line draw:style-name="gr4" draw:text-style-name="P2" draw:layer="layout" svg:x1="14.262cm" svg:y1="10.803cm" svg:x2="14.307cm" svg:y2="10.803cm">
          <text:p/>
        </draw:line>
        <draw:line draw:style-name="gr5" draw:text-style-name="P2" draw:layer="layout" svg:x1="14.326cm" svg:y1="10.551cm" svg:x2="14.393cm" svg:y2="10.551cm">
          <text:p/>
        </draw:line>
        <draw:line draw:style-name="gr5" draw:text-style-name="P2" draw:layer="layout" svg:x1="14.359cm" svg:y1="10.551cm" svg:x2="14.359cm" svg:y2="10.684cm">
          <text:p/>
        </draw:line>
        <draw:line draw:style-name="gr5" draw:text-style-name="P2" draw:layer="layout" svg:x1="14.427cm" svg:y1="10.653cm" svg:x2="14.43cm" svg:y2="10.664cm">
          <text:p/>
        </draw:line>
        <draw:line draw:style-name="gr5" draw:text-style-name="P2" draw:layer="layout" svg:x1="14.429cm" svg:y1="10.663cm" svg:x2="14.437cm" svg:y2="10.675cm">
          <text:p/>
        </draw:line>
        <draw:line draw:style-name="gr5" draw:text-style-name="P2" draw:layer="layout" svg:x1="14.436cm" svg:y1="10.674cm" svg:x2="14.445cm" svg:y2="10.683cm">
          <text:p/>
        </draw:line>
        <draw:line draw:style-name="gr5" draw:text-style-name="P2" draw:layer="layout" svg:x1="14.444cm" svg:y1="10.682cm" svg:x2="14.457cm" svg:y2="10.688cm">
          <text:p/>
        </draw:line>
        <draw:line draw:style-name="gr5" draw:text-style-name="P2" draw:layer="layout" svg:x1="14.455cm" svg:y1="10.687cm" svg:x2="14.467cm" svg:y2="10.687cm">
          <text:p/>
        </draw:line>
        <draw:line draw:style-name="gr5" draw:text-style-name="P2" draw:layer="layout" svg:x1="14.467cm" svg:y1="10.688cm" svg:x2="14.479cm" svg:y2="10.682cm">
          <text:p/>
        </draw:line>
        <draw:line draw:style-name="gr5" draw:text-style-name="P2" draw:layer="layout" svg:x1="14.478cm" svg:y1="10.683cm" svg:x2="14.487cm" svg:y2="10.674cm">
          <text:p/>
        </draw:line>
        <draw:line draw:style-name="gr5" draw:text-style-name="P2" draw:layer="layout" svg:x1="14.486cm" svg:y1="10.675cm" svg:x2="14.494cm" svg:y2="10.663cm">
          <text:p/>
        </draw:line>
        <draw:line draw:style-name="gr5" draw:text-style-name="P2" draw:layer="layout" svg:x1="14.493cm" svg:y1="10.664cm" svg:x2="14.496cm" svg:y2="10.653cm">
          <text:p/>
        </draw:line>
        <draw:line draw:style-name="gr5" draw:text-style-name="P2" draw:layer="layout" svg:x1="14.495cm" svg:y1="10.653cm" svg:x2="14.495cm" svg:y2="10.583cm">
          <text:p/>
        </draw:line>
        <draw:line draw:style-name="gr5" draw:text-style-name="P2" draw:layer="layout" svg:x1="14.496cm" svg:y1="10.584cm" svg:x2="14.493cm" svg:y2="10.572cm">
          <text:p/>
        </draw:line>
        <draw:line draw:style-name="gr5" draw:text-style-name="P2" draw:layer="layout" svg:x1="14.494cm" svg:y1="10.573cm" svg:x2="14.486cm" svg:y2="10.562cm">
          <text:p/>
        </draw:line>
        <draw:line draw:style-name="gr5" draw:text-style-name="P2" draw:layer="layout" svg:x1="14.487cm" svg:y1="10.563cm" svg:x2="14.478cm" svg:y2="10.555cm">
          <text:p/>
        </draw:line>
        <draw:line draw:style-name="gr5" draw:text-style-name="P2" draw:layer="layout" svg:x1="14.479cm" svg:y1="10.556cm" svg:x2="14.467cm" svg:y2="10.551cm">
          <text:p/>
        </draw:line>
        <draw:line draw:style-name="gr5" draw:text-style-name="P2" draw:layer="layout" svg:x1="14.467cm" svg:y1="10.551cm" svg:x2="14.455cm" svg:y2="10.551cm">
          <text:p/>
        </draw:line>
        <draw:line draw:style-name="gr5" draw:text-style-name="P2" draw:layer="layout" svg:x1="14.457cm" svg:y1="10.551cm" svg:x2="14.444cm" svg:y2="10.556cm">
          <text:p/>
        </draw:line>
        <draw:line draw:style-name="gr5" draw:text-style-name="P2" draw:layer="layout" svg:x1="14.445cm" svg:y1="10.555cm" svg:x2="14.436cm" svg:y2="10.563cm">
          <text:p/>
        </draw:line>
        <draw:line draw:style-name="gr5" draw:text-style-name="P2" draw:layer="layout" svg:x1="14.437cm" svg:y1="10.562cm" svg:x2="14.429cm" svg:y2="10.573cm">
          <text:p/>
        </draw:line>
        <draw:line draw:style-name="gr5" draw:text-style-name="P2" draw:layer="layout" svg:x1="14.43cm" svg:y1="10.572cm" svg:x2="14.427cm" svg:y2="10.584cm">
          <text:p/>
        </draw:line>
        <draw:line draw:style-name="gr5" draw:text-style-name="P2" draw:layer="layout" svg:x1="14.427cm" svg:y1="10.583cm" svg:x2="14.427cm" svg:y2="10.653cm">
          <text:p/>
        </draw:line>
        <draw:line draw:style-name="gr5" draw:text-style-name="P2" draw:layer="layout" svg:x1="14.585cm" svg:y1="10.577cm" svg:x2="14.582cm" svg:y2="10.568cm">
          <text:p/>
        </draw:line>
        <draw:line draw:style-name="gr5" draw:text-style-name="P2" draw:layer="layout" svg:x1="14.583cm" svg:y1="10.569cm" svg:x2="14.578cm" svg:y2="10.56cm">
          <text:p/>
        </draw:line>
        <draw:line draw:style-name="gr5" draw:text-style-name="P2" draw:layer="layout" svg:x1="14.579cm" svg:y1="10.561cm" svg:x2="14.571cm" svg:y2="10.553cm">
          <text:p/>
        </draw:line>
        <draw:line draw:style-name="gr5" draw:text-style-name="P2" draw:layer="layout" svg:x1="14.572cm" svg:y1="10.554cm" svg:x2="14.561cm" svg:y2="10.551cm">
          <text:p/>
        </draw:line>
        <draw:line draw:style-name="gr5" draw:text-style-name="P2" draw:layer="layout" svg:x1="14.561cm" svg:y1="10.551cm" svg:x2="14.552cm" svg:y2="10.551cm">
          <text:p/>
        </draw:line>
        <draw:line draw:style-name="gr5" draw:text-style-name="P2" draw:layer="layout" svg:x1="14.553cm" svg:y1="10.551cm" svg:x2="14.544cm" svg:y2="10.554cm">
          <text:p/>
        </draw:line>
        <draw:line draw:style-name="gr5" draw:text-style-name="P2" draw:layer="layout" svg:x1="14.546cm" svg:y1="10.553cm" svg:x2="14.535cm" svg:y2="10.561cm">
          <text:p/>
        </draw:line>
        <draw:line draw:style-name="gr5" draw:text-style-name="P2" draw:layer="layout" svg:x1="14.536cm" svg:y1="10.56cm" svg:x2="14.531cm" svg:y2="10.569cm">
          <text:p/>
        </draw:line>
        <draw:line draw:style-name="gr5" draw:text-style-name="P2" draw:layer="layout" svg:x1="14.532cm" svg:y1="10.568cm" svg:x2="14.529cm" svg:y2="10.577cm">
          <text:p/>
        </draw:line>
        <draw:line draw:style-name="gr5" draw:text-style-name="P2" draw:layer="layout" svg:x1="14.585cm" svg:y1="10.576cm" svg:x2="14.529cm" svg:y2="10.685cm">
          <text:p/>
        </draw:line>
        <draw:line draw:style-name="gr5" draw:text-style-name="P2" draw:layer="layout" svg:x1="14.529cm" svg:y1="10.684cm" svg:x2="14.584cm" svg:y2="10.684cm">
          <text:p/>
        </draw:line>
        <draw:line draw:style-name="gr5" draw:text-style-name="P2" draw:layer="layout" svg:x1="14.674cm" svg:y1="10.577cm" svg:x2="14.671cm" svg:y2="10.568cm">
          <text:p/>
        </draw:line>
        <draw:line draw:style-name="gr5" draw:text-style-name="P2" draw:layer="layout" svg:x1="14.672cm" svg:y1="10.569cm" svg:x2="14.666cm" svg:y2="10.56cm">
          <text:p/>
        </draw:line>
        <draw:line draw:style-name="gr5" draw:text-style-name="P2" draw:layer="layout" svg:x1="14.667cm" svg:y1="10.561cm" svg:x2="14.658cm" svg:y2="10.553cm">
          <text:p/>
        </draw:line>
        <draw:line draw:style-name="gr5" draw:text-style-name="P2" draw:layer="layout" svg:x1="14.659cm" svg:y1="10.554cm" svg:x2="14.649cm" svg:y2="10.551cm">
          <text:p/>
        </draw:line>
        <draw:line draw:style-name="gr5" draw:text-style-name="P2" draw:layer="layout" svg:x1="14.649cm" svg:y1="10.551cm" svg:x2="14.641cm" svg:y2="10.551cm">
          <text:p/>
        </draw:line>
        <draw:line draw:style-name="gr5" draw:text-style-name="P2" draw:layer="layout" svg:x1="14.642cm" svg:y1="10.551cm" svg:x2="14.633cm" svg:y2="10.554cm">
          <text:p/>
        </draw:line>
        <draw:line draw:style-name="gr5" draw:text-style-name="P2" draw:layer="layout" svg:x1="14.634cm" svg:y1="10.553cm" svg:x2="14.624cm" svg:y2="10.561cm">
          <text:p/>
        </draw:line>
        <draw:line draw:style-name="gr5" draw:text-style-name="P2" draw:layer="layout" svg:x1="14.625cm" svg:y1="10.56cm" svg:x2="14.62cm" svg:y2="10.569cm">
          <text:p/>
        </draw:line>
        <draw:line draw:style-name="gr5" draw:text-style-name="P2" draw:layer="layout" svg:x1="14.621cm" svg:y1="10.568cm" svg:x2="14.618cm" svg:y2="10.577cm">
          <text:p/>
        </draw:line>
        <draw:line draw:style-name="gr5" draw:text-style-name="P2" draw:layer="layout" svg:x1="14.674cm" svg:y1="10.576cm" svg:x2="14.618cm" svg:y2="10.685cm">
          <text:p/>
        </draw:line>
        <draw:line draw:style-name="gr5" draw:text-style-name="P2" draw:layer="layout" svg:x1="14.618cm" svg:y1="10.684cm" svg:x2="14.673cm" svg:y2="10.684cm">
          <text:p/>
        </draw:line>
        <draw:line draw:style-name="gr5" draw:text-style-name="P2" draw:layer="layout" svg:x1="14.762cm" svg:y1="10.576cm" svg:x2="14.762cm" svg:y2="10.659cm">
          <text:p/>
        </draw:line>
        <draw:line draw:style-name="gr5" draw:text-style-name="P2" draw:layer="layout" svg:x1="14.763cm" svg:y1="10.577cm" svg:x2="14.76cm" svg:y2="10.568cm">
          <text:p/>
        </draw:line>
        <draw:line draw:style-name="gr5" draw:text-style-name="P2" draw:layer="layout" svg:x1="14.761cm" svg:y1="10.569cm" svg:x2="14.755cm" svg:y2="10.56cm">
          <text:p/>
        </draw:line>
        <draw:line draw:style-name="gr5" draw:text-style-name="P2" draw:layer="layout" svg:x1="14.756cm" svg:y1="10.561cm" svg:x2="14.747cm" svg:y2="10.553cm">
          <text:p/>
        </draw:line>
        <draw:line draw:style-name="gr5" draw:text-style-name="P2" draw:layer="layout" svg:x1="14.748cm" svg:y1="10.554cm" svg:x2="14.738cm" svg:y2="10.551cm">
          <text:p/>
        </draw:line>
        <draw:line draw:style-name="gr5" draw:text-style-name="P2" draw:layer="layout" svg:x1="14.738cm" svg:y1="10.551cm" svg:x2="14.73cm" svg:y2="10.551cm">
          <text:p/>
        </draw:line>
        <draw:line draw:style-name="gr5" draw:text-style-name="P2" draw:layer="layout" svg:x1="14.731cm" svg:y1="10.551cm" svg:x2="14.719cm" svg:y2="10.554cm">
          <text:p/>
        </draw:line>
        <draw:line draw:style-name="gr5" draw:text-style-name="P2" draw:layer="layout" svg:x1="14.72cm" svg:y1="10.553cm" svg:x2="14.713cm" svg:y2="10.561cm">
          <text:p/>
        </draw:line>
        <draw:line draw:style-name="gr5" draw:text-style-name="P2" draw:layer="layout" svg:x1="14.714cm" svg:y1="10.56cm" svg:x2="14.709cm" svg:y2="10.569cm">
          <text:p/>
        </draw:line>
        <draw:line draw:style-name="gr5" draw:text-style-name="P2" draw:layer="layout" svg:x1="14.71cm" svg:y1="10.568cm" svg:x2="14.707cm" svg:y2="10.577cm">
          <text:p/>
        </draw:line>
        <draw:line draw:style-name="gr5" draw:text-style-name="P2" draw:layer="layout" svg:x1="14.707cm" svg:y1="10.659cm" svg:x2="14.707cm" svg:y2="10.576cm">
          <text:p/>
        </draw:line>
        <draw:line draw:style-name="gr5" draw:text-style-name="P2" draw:layer="layout" svg:x1="14.707cm" svg:y1="10.659cm" svg:x2="14.71cm" svg:y2="10.67cm">
          <text:p/>
        </draw:line>
        <draw:line draw:style-name="gr5" draw:text-style-name="P2" draw:layer="layout" svg:x1="14.709cm" svg:y1="10.668cm" svg:x2="14.714cm" svg:y2="10.677cm">
          <text:p/>
        </draw:line>
        <draw:line draw:style-name="gr5" draw:text-style-name="P2" draw:layer="layout" svg:x1="14.713cm" svg:y1="10.676cm" svg:x2="14.72cm" svg:y2="10.683cm">
          <text:p/>
        </draw:line>
        <draw:line draw:style-name="gr5" draw:text-style-name="P2" draw:layer="layout" svg:x1="14.719cm" svg:y1="10.682cm" svg:x2="14.731cm" svg:y2="10.685cm">
          <text:p/>
        </draw:line>
        <draw:line draw:style-name="gr5" draw:text-style-name="P2" draw:layer="layout" svg:x1="14.73cm" svg:y1="10.684cm" svg:x2="14.738cm" svg:y2="10.684cm">
          <text:p/>
        </draw:line>
        <draw:line draw:style-name="gr5" draw:text-style-name="P2" draw:layer="layout" svg:x1="14.738cm" svg:y1="10.685cm" svg:x2="14.748cm" svg:y2="10.682cm">
          <text:p/>
        </draw:line>
        <draw:line draw:style-name="gr5" draw:text-style-name="P2" draw:layer="layout" svg:x1="14.747cm" svg:y1="10.683cm" svg:x2="14.756cm" svg:y2="10.676cm">
          <text:p/>
        </draw:line>
        <draw:line draw:style-name="gr5" draw:text-style-name="P2" draw:layer="layout" svg:x1="14.755cm" svg:y1="10.677cm" svg:x2="14.761cm" svg:y2="10.668cm">
          <text:p/>
        </draw:line>
        <draw:line draw:style-name="gr5" draw:text-style-name="P2" draw:layer="layout" svg:x1="14.76cm" svg:y1="10.67cm" svg:x2="14.763cm" svg:y2="10.659cm">
          <text:p/>
        </draw:line>
        <draw:line draw:style-name="gr6" draw:text-style-name="P2" draw:layer="layout" svg:x1="14.065cm" svg:y1="10.172cm" svg:x2="15.094cm" svg:y2="10.172cm">
          <text:p/>
        </draw:line>
        <draw:line draw:style-name="gr6" draw:text-style-name="P2" draw:layer="layout" svg:x1="15.094cm" svg:y1="10.033cm" svg:x2="14.065cm" svg:y2="10.033cm">
          <text:p/>
        </draw:line>
        <draw:line draw:style-name="gr6" draw:text-style-name="P2" draw:layer="layout" svg:x1="15.094cm" svg:y1="10.515cm" svg:x2="15.094cm" svg:y2="10.033cm">
          <text:p/>
        </draw:line>
        <draw:line draw:style-name="gr6" draw:text-style-name="P2" draw:layer="layout" svg:x1="14.065cm" svg:y1="10.515cm" svg:x2="15.094cm" svg:y2="10.515cm">
          <text:p/>
        </draw:line>
        <draw:line draw:style-name="gr6" draw:text-style-name="P2" draw:layer="layout" svg:x1="14.065cm" svg:y1="10.033cm" svg:x2="14.065cm" svg:y2="10.515cm">
          <text:p/>
        </draw:line>
        <draw:line draw:style-name="gr5" draw:text-style-name="P2" draw:layer="layout" svg:x1="15.373cm" svg:y1="10.498cm" svg:x2="15.441cm" svg:y2="10.498cm">
          <text:p/>
        </draw:line>
        <draw:line draw:style-name="gr5" draw:text-style-name="P2" draw:layer="layout" svg:x1="15.407cm" svg:y1="10.498cm" svg:x2="15.407cm" svg:y2="10.634cm">
          <text:p/>
        </draw:line>
        <draw:line draw:style-name="gr5" draw:text-style-name="P2" draw:layer="layout" svg:x1="15.475cm" svg:y1="10.6cm" svg:x2="15.478cm" svg:y2="10.613cm">
          <text:p/>
        </draw:line>
        <draw:line draw:style-name="gr5" draw:text-style-name="P2" draw:layer="layout" svg:x1="15.477cm" svg:y1="10.612cm" svg:x2="15.484cm" svg:y2="10.624cm">
          <text:p/>
        </draw:line>
        <draw:line draw:style-name="gr5" draw:text-style-name="P2" draw:layer="layout" svg:x1="15.483cm" svg:y1="10.623cm" svg:x2="15.493cm" svg:y2="10.63cm">
          <text:p/>
        </draw:line>
        <draw:line draw:style-name="gr5" draw:text-style-name="P2" draw:layer="layout" svg:x1="15.492cm" svg:y1="10.629cm" svg:x2="15.503cm" svg:y2="10.636cm">
          <text:p/>
        </draw:line>
        <draw:line draw:style-name="gr5" draw:text-style-name="P2" draw:layer="layout" svg:x1="15.502cm" svg:y1="10.634cm" svg:x2="15.515cm" svg:y2="10.634cm">
          <text:p/>
        </draw:line>
        <draw:line draw:style-name="gr5" draw:text-style-name="P2" draw:layer="layout" svg:x1="15.515cm" svg:y1="10.636cm" svg:x2="15.527cm" svg:y2="10.629cm">
          <text:p/>
        </draw:line>
        <draw:line draw:style-name="gr5" draw:text-style-name="P2" draw:layer="layout" svg:x1="15.526cm" svg:y1="10.63cm" svg:x2="15.535cm" svg:y2="10.623cm">
          <text:p/>
        </draw:line>
        <draw:line draw:style-name="gr5" draw:text-style-name="P2" draw:layer="layout" svg:x1="15.534cm" svg:y1="10.624cm" svg:x2="15.543cm" svg:y2="10.612cm">
          <text:p/>
        </draw:line>
        <draw:line draw:style-name="gr5" draw:text-style-name="P2" draw:layer="layout" svg:x1="15.541cm" svg:y1="10.613cm" svg:x2="15.544cm" svg:y2="10.6cm">
          <text:p/>
        </draw:line>
        <draw:line draw:style-name="gr5" draw:text-style-name="P2" draw:layer="layout" svg:x1="15.543cm" svg:y1="10.6cm" svg:x2="15.543cm" svg:y2="10.532cm">
          <text:p/>
        </draw:line>
        <draw:line draw:style-name="gr5" draw:text-style-name="P2" draw:layer="layout" svg:x1="15.544cm" svg:y1="10.533cm" svg:x2="15.541cm" svg:y2="10.519cm">
          <text:p/>
        </draw:line>
        <draw:line draw:style-name="gr5" draw:text-style-name="P2" draw:layer="layout" svg:x1="15.543cm" svg:y1="10.52cm" svg:x2="15.534cm" svg:y2="10.511cm">
          <text:p/>
        </draw:line>
        <draw:line draw:style-name="gr5" draw:text-style-name="P2" draw:layer="layout" svg:x1="15.535cm" svg:y1="10.512cm" svg:x2="15.526cm" svg:y2="10.502cm">
          <text:p/>
        </draw:line>
        <draw:line draw:style-name="gr5" draw:text-style-name="P2" draw:layer="layout" svg:x1="15.527cm" svg:y1="10.503cm" svg:x2="15.515cm" svg:y2="10.498cm">
          <text:p/>
        </draw:line>
        <draw:line draw:style-name="gr5" draw:text-style-name="P2" draw:layer="layout" svg:x1="15.515cm" svg:y1="10.498cm" svg:x2="15.502cm" svg:y2="10.498cm">
          <text:p/>
        </draw:line>
        <draw:line draw:style-name="gr5" draw:text-style-name="P2" draw:layer="layout" svg:x1="15.503cm" svg:y1="10.498cm" svg:x2="15.492cm" svg:y2="10.503cm">
          <text:p/>
        </draw:line>
        <draw:line draw:style-name="gr5" draw:text-style-name="P2" draw:layer="layout" svg:x1="15.493cm" svg:y1="10.502cm" svg:x2="15.483cm" svg:y2="10.512cm">
          <text:p/>
        </draw:line>
        <draw:line draw:style-name="gr5" draw:text-style-name="P2" draw:layer="layout" svg:x1="15.484cm" svg:y1="10.511cm" svg:x2="15.477cm" svg:y2="10.52cm">
          <text:p/>
        </draw:line>
        <draw:line draw:style-name="gr5" draw:text-style-name="P2" draw:layer="layout" svg:x1="15.478cm" svg:y1="10.519cm" svg:x2="15.475cm" svg:y2="10.533cm">
          <text:p/>
        </draw:line>
        <draw:line draw:style-name="gr5" draw:text-style-name="P2" draw:layer="layout" svg:x1="15.475cm" svg:y1="10.532cm" svg:x2="15.475cm" svg:y2="10.6cm">
          <text:p/>
        </draw:line>
        <draw:line draw:style-name="gr5" draw:text-style-name="P2" draw:layer="layout" svg:x1="15.577cm" svg:y1="10.606cm" svg:x2="15.58cm" svg:y2="10.618cm">
          <text:p/>
        </draw:line>
        <draw:line draw:style-name="gr5" draw:text-style-name="P2" draw:layer="layout" svg:x1="15.579cm" svg:y1="10.617cm" svg:x2="15.584cm" svg:y2="10.624cm">
          <text:p/>
        </draw:line>
        <draw:line draw:style-name="gr5" draw:text-style-name="P2" draw:layer="layout" svg:x1="15.583cm" svg:y1="10.623cm" svg:x2="15.592cm" svg:y2="10.63cm">
          <text:p/>
        </draw:line>
        <draw:line draw:style-name="gr5" draw:text-style-name="P2" draw:layer="layout" svg:x1="15.591cm" svg:y1="10.629cm" svg:x2="15.602cm" svg:y2="10.636cm">
          <text:p/>
        </draw:line>
        <draw:line draw:style-name="gr5" draw:text-style-name="P2" draw:layer="layout" svg:x1="15.6cm" svg:y1="10.634cm" svg:x2="15.608cm" svg:y2="10.634cm">
          <text:p/>
        </draw:line>
        <draw:line draw:style-name="gr5" draw:text-style-name="P2" draw:layer="layout" svg:x1="15.608cm" svg:y1="10.636cm" svg:x2="15.62cm" svg:y2="10.629cm">
          <text:p/>
        </draw:line>
        <draw:line draw:style-name="gr5" draw:text-style-name="P2" draw:layer="layout" svg:x1="15.619cm" svg:y1="10.63cm" svg:x2="15.626cm" svg:y2="10.623cm">
          <text:p/>
        </draw:line>
        <draw:line draw:style-name="gr5" draw:text-style-name="P2" draw:layer="layout" svg:x1="15.625cm" svg:y1="10.624cm" svg:x2="15.63cm" svg:y2="10.617cm">
          <text:p/>
        </draw:line>
        <draw:line draw:style-name="gr5" draw:text-style-name="P2" draw:layer="layout" svg:x1="15.629cm" svg:y1="10.618cm" svg:x2="15.633cm" svg:y2="10.606cm">
          <text:p/>
        </draw:line>
        <draw:line draw:style-name="gr5" draw:text-style-name="P2" draw:layer="layout" svg:x1="15.632cm" svg:y1="10.606cm" svg:x2="15.632cm" svg:y2="10.526cm">
          <text:p/>
        </draw:line>
        <draw:line draw:style-name="gr5" draw:text-style-name="P2" draw:layer="layout" svg:x1="15.633cm" svg:y1="10.527cm" svg:x2="15.629cm" svg:y2="10.517cm">
          <text:p/>
        </draw:line>
        <draw:line draw:style-name="gr5" draw:text-style-name="P2" draw:layer="layout" svg:x1="15.63cm" svg:y1="10.518cm" svg:x2="15.625cm" svg:y2="10.509cm">
          <text:p/>
        </draw:line>
        <draw:line draw:style-name="gr5" draw:text-style-name="P2" draw:layer="layout" svg:x1="15.626cm" svg:y1="10.511cm" svg:x2="15.619cm" svg:y2="10.502cm">
          <text:p/>
        </draw:line>
        <draw:line draw:style-name="gr5" draw:text-style-name="P2" draw:layer="layout" svg:x1="15.62cm" svg:y1="10.503cm" svg:x2="15.608cm" svg:y2="10.498cm">
          <text:p/>
        </draw:line>
        <draw:line draw:style-name="gr5" draw:text-style-name="P2" draw:layer="layout" svg:x1="15.608cm" svg:y1="10.498cm" svg:x2="15.6cm" svg:y2="10.498cm">
          <text:p/>
        </draw:line>
        <draw:line draw:style-name="gr5" draw:text-style-name="P2" draw:layer="layout" svg:x1="15.602cm" svg:y1="10.498cm" svg:x2="15.591cm" svg:y2="10.503cm">
          <text:p/>
        </draw:line>
        <draw:line draw:style-name="gr5" draw:text-style-name="P2" draw:layer="layout" svg:x1="15.592cm" svg:y1="10.502cm" svg:x2="15.583cm" svg:y2="10.511cm">
          <text:p/>
        </draw:line>
        <draw:line draw:style-name="gr5" draw:text-style-name="P2" draw:layer="layout" svg:x1="15.584cm" svg:y1="10.509cm" svg:x2="15.579cm" svg:y2="10.518cm">
          <text:p/>
        </draw:line>
        <draw:line draw:style-name="gr5" draw:text-style-name="P2" draw:layer="layout" svg:x1="15.58cm" svg:y1="10.517cm" svg:x2="15.577cm" svg:y2="10.527cm">
          <text:p/>
        </draw:line>
        <draw:line draw:style-name="gr5" draw:text-style-name="P2" draw:layer="layout" svg:x1="15.577cm" svg:y1="10.526cm" svg:x2="15.577cm" svg:y2="10.553cm">
          <text:p/>
        </draw:line>
        <draw:line draw:style-name="gr5" draw:text-style-name="P2" draw:layer="layout" svg:x1="15.577cm" svg:y1="10.553cm" svg:x2="15.58cm" svg:y2="10.563cm">
          <text:p/>
        </draw:line>
        <draw:line draw:style-name="gr5" draw:text-style-name="P2" draw:layer="layout" svg:x1="15.579cm" svg:y1="10.562cm" svg:x2="15.584cm" svg:y2="10.571cm">
          <text:p/>
        </draw:line>
        <draw:line draw:style-name="gr5" draw:text-style-name="P2" draw:layer="layout" svg:x1="15.583cm" svg:y1="10.57cm" svg:x2="15.592cm" svg:y2="10.577cm">
          <text:p/>
        </draw:line>
        <draw:line draw:style-name="gr5" draw:text-style-name="P2" draw:layer="layout" svg:x1="15.591cm" svg:y1="10.576cm" svg:x2="15.602cm" svg:y2="10.581cm">
          <text:p/>
        </draw:line>
        <draw:line draw:style-name="gr5" draw:text-style-name="P2" draw:layer="layout" svg:x1="15.6cm" svg:y1="10.579cm" svg:x2="15.608cm" svg:y2="10.579cm">
          <text:p/>
        </draw:line>
        <draw:line draw:style-name="gr5" draw:text-style-name="P2" draw:layer="layout" svg:x1="15.608cm" svg:y1="10.581cm" svg:x2="15.62cm" svg:y2="10.576cm">
          <text:p/>
        </draw:line>
        <draw:line draw:style-name="gr5" draw:text-style-name="P2" draw:layer="layout" svg:x1="15.619cm" svg:y1="10.577cm" svg:x2="15.626cm" svg:y2="10.57cm">
          <text:p/>
        </draw:line>
        <draw:line draw:style-name="gr5" draw:text-style-name="P2" draw:layer="layout" svg:x1="15.625cm" svg:y1="10.571cm" svg:x2="15.63cm" svg:y2="10.562cm">
          <text:p/>
        </draw:line>
        <draw:line draw:style-name="gr5" draw:text-style-name="P2" draw:layer="layout" svg:x1="15.629cm" svg:y1="10.563cm" svg:x2="15.633cm" svg:y2="10.553cm">
          <text:p/>
        </draw:line>
        <draw:line draw:style-name="gr5" draw:text-style-name="P2" draw:layer="layout" svg:x1="15.723cm" svg:y1="10.527cm" svg:x2="15.718cm" svg:y2="10.517cm">
          <text:p/>
        </draw:line>
        <draw:line draw:style-name="gr5" draw:text-style-name="P2" draw:layer="layout" svg:x1="15.719cm" svg:y1="10.518cm" svg:x2="15.714cm" svg:y2="10.509cm">
          <text:p/>
        </draw:line>
        <draw:line draw:style-name="gr5" draw:text-style-name="P2" draw:layer="layout" svg:x1="15.715cm" svg:y1="10.511cm" svg:x2="15.706cm" svg:y2="10.502cm">
          <text:p/>
        </draw:line>
        <draw:line draw:style-name="gr5" draw:text-style-name="P2" draw:layer="layout" svg:x1="15.707cm" svg:y1="10.503cm" svg:x2="15.697cm" svg:y2="10.498cm">
          <text:p/>
        </draw:line>
        <draw:line draw:style-name="gr5" draw:text-style-name="P2" draw:layer="layout" svg:x1="15.697cm" svg:y1="10.498cm" svg:x2="15.689cm" svg:y2="10.498cm">
          <text:p/>
        </draw:line>
        <draw:line draw:style-name="gr5" draw:text-style-name="P2" draw:layer="layout" svg:x1="15.69cm" svg:y1="10.498cm" svg:x2="15.68cm" svg:y2="10.503cm">
          <text:p/>
        </draw:line>
        <draw:line draw:style-name="gr5" draw:text-style-name="P2" draw:layer="layout" svg:x1="15.681cm" svg:y1="10.502cm" svg:x2="15.672cm" svg:y2="10.511cm">
          <text:p/>
        </draw:line>
        <draw:line draw:style-name="gr5" draw:text-style-name="P2" draw:layer="layout" svg:x1="15.673cm" svg:y1="10.509cm" svg:x2="15.668cm" svg:y2="10.518cm">
          <text:p/>
        </draw:line>
        <draw:line draw:style-name="gr5" draw:text-style-name="P2" draw:layer="layout" svg:x1="15.669cm" svg:y1="10.517cm" svg:x2="15.665cm" svg:y2="10.527cm">
          <text:p/>
        </draw:line>
        <draw:line draw:style-name="gr5" draw:text-style-name="P2" draw:layer="layout" svg:x1="15.722cm" svg:y1="10.526cm" svg:x2="15.665cm" svg:y2="10.635cm">
          <text:p/>
        </draw:line>
        <draw:line draw:style-name="gr5" draw:text-style-name="P2" draw:layer="layout" svg:x1="15.665cm" svg:y1="10.634cm" svg:x2="15.721cm" svg:y2="10.634cm">
          <text:p/>
        </draw:line>
        <draw:line draw:style-name="gr6" draw:text-style-name="P2" draw:layer="layout" svg:x1="15.375cm" svg:y1="10.46cm" svg:x2="15.714cm" svg:y2="10.46cm">
          <text:p/>
        </draw:line>
        <draw:line draw:style-name="gr6" draw:text-style-name="P2" draw:layer="layout" svg:x1="15.714cm" svg:y1="10.461cm" svg:x2="15.738cm" svg:y2="10.433cm">
          <text:p/>
        </draw:line>
        <draw:line draw:style-name="gr6" draw:text-style-name="P2" draw:layer="layout" svg:x1="15.737cm" svg:y1="10.434cm" svg:x2="15.757cm" svg:y2="10.401cm">
          <text:p/>
        </draw:line>
        <draw:line draw:style-name="gr6" draw:text-style-name="P2" draw:layer="layout" svg:x1="15.756cm" svg:y1="10.403cm" svg:x2="15.772cm" svg:y2="10.369cm">
          <text:p/>
        </draw:line>
        <draw:line draw:style-name="gr6" draw:text-style-name="P2" draw:layer="layout" svg:x1="15.771cm" svg:y1="10.37cm" svg:x2="15.781cm" svg:y2="10.333cm">
          <text:p/>
        </draw:line>
        <draw:line draw:style-name="gr6" draw:text-style-name="P2" draw:layer="layout" svg:x1="15.78cm" svg:y1="10.334cm" svg:x2="15.785cm" svg:y2="10.297cm">
          <text:p/>
        </draw:line>
        <draw:line draw:style-name="gr6" draw:text-style-name="P2" draw:layer="layout" svg:x1="15.785cm" svg:y1="10.298cm" svg:x2="15.782cm" svg:y2="10.261cm">
          <text:p/>
        </draw:line>
        <draw:line draw:style-name="gr6" draw:text-style-name="P2" draw:layer="layout" svg:x1="15.783cm" svg:y1="10.262cm" svg:x2="15.776cm" svg:y2="10.225cm">
          <text:p/>
        </draw:line>
        <draw:line draw:style-name="gr6" draw:text-style-name="P2" draw:layer="layout" svg:x1="15.777cm" svg:y1="10.226cm" svg:x2="15.763cm" svg:y2="10.191cm">
          <text:p/>
        </draw:line>
        <draw:line draw:style-name="gr6" draw:text-style-name="P2" draw:layer="layout" svg:x1="15.764cm" svg:y1="10.192cm" svg:x2="15.744cm" svg:y2="10.16cm">
          <text:p/>
        </draw:line>
        <draw:line draw:style-name="gr6" draw:text-style-name="P2" draw:layer="layout" svg:x1="15.745cm" svg:y1="10.161cm" svg:x2="15.723cm" svg:y2="10.13cm">
          <text:p/>
        </draw:line>
        <draw:line draw:style-name="gr6" draw:text-style-name="P2" draw:layer="layout" svg:x1="15.724cm" svg:y1="10.131cm" svg:x2="15.695cm" svg:y2="10.104cm">
          <text:p/>
        </draw:line>
        <draw:line draw:style-name="gr6" draw:text-style-name="P2" draw:layer="layout" svg:x1="15.696cm" svg:y1="10.105cm" svg:x2="15.665cm" svg:y2="10.083cm">
          <text:p/>
        </draw:line>
        <draw:line draw:style-name="gr6" draw:text-style-name="P2" draw:layer="layout" svg:x1="15.666cm" svg:y1="10.084cm" svg:x2="15.634cm" svg:y2="10.068cm">
          <text:p/>
        </draw:line>
        <draw:line draw:style-name="gr6" draw:text-style-name="P2" draw:layer="layout" svg:x1="15.635cm" svg:y1="10.069cm" svg:x2="15.598cm" svg:y2="10.058cm">
          <text:p/>
        </draw:line>
        <draw:line draw:style-name="gr6" draw:text-style-name="P2" draw:layer="layout" svg:x1="15.599cm" svg:y1="10.059cm" svg:x2="15.562cm" svg:y2="10.052cm">
          <text:p/>
        </draw:line>
        <draw:line draw:style-name="gr6" draw:text-style-name="P2" draw:layer="layout" svg:x1="15.562cm" svg:y1="10.052cm" svg:x2="15.526cm" svg:y2="10.052cm">
          <text:p/>
        </draw:line>
        <draw:line draw:style-name="gr6" draw:text-style-name="P2" draw:layer="layout" svg:x1="15.527cm" svg:y1="10.052cm" svg:x2="15.49cm" svg:y2="10.059cm">
          <text:p/>
        </draw:line>
        <draw:line draw:style-name="gr6" draw:text-style-name="P2" draw:layer="layout" svg:x1="15.491cm" svg:y1="10.058cm" svg:x2="15.456cm" svg:y2="10.069cm">
          <text:p/>
        </draw:line>
        <draw:line draw:style-name="gr6" draw:text-style-name="P2" draw:layer="layout" svg:x1="15.457cm" svg:y1="10.068cm" svg:x2="15.422cm" svg:y2="10.084cm">
          <text:p/>
        </draw:line>
        <draw:line draw:style-name="gr6" draw:text-style-name="P2" draw:layer="layout" svg:x1="15.423cm" svg:y1="10.083cm" svg:x2="15.392cm" svg:y2="10.105cm">
          <text:p/>
        </draw:line>
        <draw:line draw:style-name="gr6" draw:text-style-name="P2" draw:layer="layout" svg:x1="15.393cm" svg:y1="10.104cm" svg:x2="15.367cm" svg:y2="10.131cm">
          <text:p/>
        </draw:line>
        <draw:line draw:style-name="gr6" draw:text-style-name="P2" draw:layer="layout" svg:x1="15.368cm" svg:y1="10.13cm" svg:x2="15.344cm" svg:y2="10.161cm">
          <text:p/>
        </draw:line>
        <draw:line draw:style-name="gr6" draw:text-style-name="P2" draw:layer="layout" svg:x1="15.345cm" svg:y1="10.16cm" svg:x2="15.327cm" svg:y2="10.192cm">
          <text:p/>
        </draw:line>
        <draw:line draw:style-name="gr6" draw:text-style-name="P2" draw:layer="layout" svg:x1="15.328cm" svg:y1="10.191cm" svg:x2="15.314cm" svg:y2="10.226cm">
          <text:p/>
        </draw:line>
        <draw:line draw:style-name="gr6" draw:text-style-name="P2" draw:layer="layout" svg:x1="15.315cm" svg:y1="10.225cm" svg:x2="15.306cm" svg:y2="10.262cm">
          <text:p/>
        </draw:line>
        <draw:line draw:style-name="gr6" draw:text-style-name="P2" draw:layer="layout" svg:x1="15.307cm" svg:y1="10.261cm" svg:x2="15.304cm" svg:y2="10.298cm">
          <text:p/>
        </draw:line>
        <draw:line draw:style-name="gr6" draw:text-style-name="P2" draw:layer="layout" svg:x1="15.304cm" svg:y1="10.297cm" svg:x2="15.309cm" svg:y2="10.334cm">
          <text:p/>
        </draw:line>
        <draw:line draw:style-name="gr6" draw:text-style-name="P2" draw:layer="layout" svg:x1="15.308cm" svg:y1="10.333cm" svg:x2="15.317cm" svg:y2="10.37cm">
          <text:p/>
        </draw:line>
        <draw:line draw:style-name="gr6" draw:text-style-name="P2" draw:layer="layout" svg:x1="15.316cm" svg:y1="10.369cm" svg:x2="15.332cm" svg:y2="10.403cm">
          <text:p/>
        </draw:line>
        <draw:line draw:style-name="gr6" draw:text-style-name="P2" draw:layer="layout" svg:x1="15.331cm" svg:y1="10.401cm" svg:x2="15.351cm" svg:y2="10.434cm">
          <text:p/>
        </draw:line>
        <draw:line draw:style-name="gr6" draw:text-style-name="P2" draw:layer="layout" svg:x1="15.35cm" svg:y1="10.433cm" svg:x2="15.376cm" svg:y2="10.461cm">
          <text:p/>
        </draw:line>
        <draw:path draw:style-name="gr7" draw:text-style-name="P3" draw:layer="layout" svg:width="0.095cm" svg:height="0.093cm" svg:x="14.785cm" svg:y="10.295cm" svg:viewBox="0 0 96 94" svg:d="M0 47c0 25 21 47 48 47 26 0 48-22 48-47 0-26-22-47-48-47-27 0-48 21-48 47z">
          <text:p/>
        </draw:path>
        <draw:path draw:style-name="gr7" draw:text-style-name="P3" draw:layer="layout" svg:width="0.095cm" svg:height="0.093cm" svg:x="14.531cm" svg:y="10.295cm" svg:viewBox="0 0 96 94" svg:d="M0 47c0 25 21 47 48 47s48-22 48-47c0-26-21-47-48-47s-48 21-48 47z">
          <text:p/>
        </draw:path>
        <draw:path draw:style-name="gr7" draw:text-style-name="P3" draw:layer="layout" svg:width="0.095cm" svg:height="0.093cm" svg:x="14.277cm" svg:y="10.295cm" svg:viewBox="0 0 96 94" svg:d="M0 47c0 25 21 47 49 47 26 0 47-22 47-47 0-26-21-47-47-47-28 0-49 21-49 47z">
          <text:p/>
        </draw:path>
        <draw:path draw:style-name="gr7" draw:text-style-name="P3" draw:layer="layout" svg:width="0.064cm" svg:height="0.063cm" svg:x="15.701cm" svg:y="10.257cm" svg:viewBox="0 0 65 64" svg:d="M0 32c0 18 15 32 32 32 18 0 33-14 33-32s-15-32-33-32c-17 0-32 14-32 32z">
          <text:p/>
        </draw:path>
        <draw:path draw:style-name="gr7" draw:text-style-name="P3" draw:layer="layout" svg:width="0.063cm" svg:height="0.063cm" svg:x="15.511cm" svg:y="10.257cm" svg:viewBox="0 0 64 64" svg:d="M0 32c0 18 14 32 32 32 17 0 32-14 32-32s-15-32-32-32c-18 0-32 14-32 32z">
          <text:p/>
        </draw:path>
        <draw:path draw:style-name="gr7" draw:text-style-name="P3" draw:layer="layout" svg:width="0.064cm" svg:height="0.063cm" svg:x="15.32cm" svg:y="10.257cm" svg:viewBox="0 0 65 64" svg:d="M0 32c0 18 15 32 32 32 18 0 33-14 33-32s-15-32-33-32c-17 0-32 14-32 32z">
          <text:p/>
        </draw:path>
        <draw:frame draw:style-name="gr8" draw:text-style-name="P5" draw:layer="layout" svg:width="0.082cm" svg:height="0.094cm" svg:x="14.811cm" svg:y="10.297cm">
          <draw:text-box>
            <text:p text:style-name="P4"><text:span text:style-name="T1">3</text:span></text:p>
          </draw:text-box>
        </draw:frame>
        <draw:frame draw:style-name="gr8" draw:text-style-name="P5" draw:layer="layout" svg:width="0.082cm" svg:height="0.094cm" svg:x="14.557cm" svg:y="10.297cm">
          <draw:text-box>
            <text:p text:style-name="P4"><text:span text:style-name="T1">2</text:span></text:p>
          </draw:text-box>
        </draw:frame>
        <draw:frame draw:style-name="gr8" draw:text-style-name="P5" draw:layer="layout" svg:width="0.082cm" svg:height="0.094cm" svg:x="14.303cm" svg:y="10.297cm">
          <draw:text-box>
            <text:p text:style-name="P4"><text:span text:style-name="T1">1</text:span></text:p>
          </draw:text-box>
        </draw:frame>
        <draw:frame draw:style-name="gr8" draw:text-style-name="P5" draw:layer="layout" svg:width="0.082cm" svg:height="0.094cm" svg:x="15.713cm" svg:y="10.244cm">
          <draw:text-box>
            <text:p text:style-name="P4"><text:span text:style-name="T1">3</text:span></text:p>
          </draw:text-box>
        </draw:frame>
        <draw:frame draw:style-name="gr8" draw:text-style-name="P5" draw:layer="layout" svg:width="0.082cm" svg:height="0.094cm" svg:x="15.522cm" svg:y="10.244cm">
          <draw:text-box>
            <text:p text:style-name="P4"><text:span text:style-name="T1">2</text:span></text:p>
          </draw:text-box>
        </draw:frame>
        <draw:frame draw:style-name="gr8" draw:text-style-name="P5" draw:layer="layout" svg:width="0.082cm" svg:height="0.094cm" svg:x="15.332cm" svg:y="10.244cm">
          <draw:text-box>
            <text:p text:style-name="P4"><text:span text:style-name="T1">1</text:span></text:p>
          </draw:text-box>
        </draw:frame>
        <draw:polygon draw:style-name="gr1" draw:text-style-name="P1" draw:layer="layout" svg:width="0.258cm" svg:height="0.258cm" svg:x="15.271cm" svg:y="14.389cm" svg:viewBox="0 0 259 259" draw:points="259,63 196,0 64,0 0,63 0,196 64,259 196,259 259,196">
          <text:p/>
        </draw:polygon>
        <draw:polygon draw:style-name="gr1" draw:text-style-name="P1" draw:layer="layout" svg:width="0.258cm" svg:height="0.258cm" svg:x="14.706cm" svg:y="14.389cm" svg:viewBox="0 0 259 259" draw:points="259,63 195,0 63,0 0,63 0,196 63,259 195,259 259,196">
          <text:p/>
        </draw:polygon>
        <draw:polygon draw:style-name="gr1" draw:text-style-name="P1" draw:layer="layout" svg:width="0.258cm" svg:height="0.258cm" svg:x="14.141cm" svg:y="14.389cm" svg:viewBox="0 0 259 259" draw:points="259,63 195,0 63,0 0,63 0,196 63,259 195,259 259,196">
          <text:p/>
        </draw:polygon>
        <draw:line draw:style-name="gr4" draw:text-style-name="P2" draw:layer="layout" svg:x1="15.531cm" svg:y1="13.938cm" svg:x2="15.527cm" svg:y2="13.938cm">
          <text:p/>
        </draw:line>
        <draw:line draw:style-name="gr4" draw:text-style-name="P2" draw:layer="layout" svg:x1="15.528cm" svg:y1="13.938cm" svg:x2="15.525cm" svg:y2="13.941cm">
          <text:p/>
        </draw:line>
        <draw:line draw:style-name="gr4" draw:text-style-name="P2" draw:layer="layout" svg:x1="15.526cm" svg:y1="13.94cm" svg:x2="15.523cm" svg:y2="13.943cm">
          <text:p/>
        </draw:line>
        <draw:line draw:style-name="gr4" draw:text-style-name="P2" draw:layer="layout" svg:x1="15.524cm" svg:y1="13.942cm" svg:x2="15.521cm" svg:y2="13.948cm">
          <text:p/>
        </draw:line>
        <draw:line draw:style-name="gr4" draw:text-style-name="P2" draw:layer="layout" svg:x1="15.521cm" svg:y1="13.947cm" svg:x2="15.521cm" svg:y2="13.951cm">
          <text:p/>
        </draw:line>
        <draw:line draw:style-name="gr4" draw:text-style-name="P2" draw:layer="layout" svg:x1="15.521cm" svg:y1="13.951cm" svg:x2="15.524cm" svg:y2="13.956cm">
          <text:p/>
        </draw:line>
        <draw:line draw:style-name="gr4" draw:text-style-name="P2" draw:layer="layout" svg:x1="15.523cm" svg:y1="13.955cm" svg:x2="15.526cm" svg:y2="13.958cm">
          <text:p/>
        </draw:line>
        <draw:line draw:style-name="gr4" draw:text-style-name="P2" draw:layer="layout" svg:x1="15.525cm" svg:y1="13.957cm" svg:x2="15.528cm" svg:y2="13.96cm">
          <text:p/>
        </draw:line>
        <draw:line draw:style-name="gr4" draw:text-style-name="P2" draw:layer="layout" svg:x1="15.527cm" svg:y1="13.959cm" svg:x2="15.531cm" svg:y2="13.959cm">
          <text:p/>
        </draw:line>
        <draw:line draw:style-name="gr4" draw:text-style-name="P2" draw:layer="layout" svg:x1="15.531cm" svg:y1="13.959cm" svg:x2="15.554cm" svg:y2="13.959cm">
          <text:p/>
        </draw:line>
        <draw:line draw:style-name="gr4" draw:text-style-name="P2" draw:layer="layout" svg:x1="15.554cm" svg:y1="13.959cm" svg:x2="15.559cm" svg:y2="13.959cm">
          <text:p/>
        </draw:line>
        <draw:line draw:style-name="gr4" draw:text-style-name="P2" draw:layer="layout" svg:x1="15.559cm" svg:y1="13.96cm" svg:x2="15.562cm" svg:y2="13.957cm">
          <text:p/>
        </draw:line>
        <draw:line draw:style-name="gr4" draw:text-style-name="P2" draw:layer="layout" svg:x1="15.561cm" svg:y1="13.958cm" svg:x2="15.566cm" svg:y2="13.955cm">
          <text:p/>
        </draw:line>
        <draw:line draw:style-name="gr4" draw:text-style-name="P2" draw:layer="layout" svg:x1="15.565cm" svg:y1="13.955cm" svg:x2="15.565cm" svg:y2="13.951cm">
          <text:p/>
        </draw:line>
        <draw:line draw:style-name="gr4" draw:text-style-name="P2" draw:layer="layout" svg:x1="15.565cm" svg:y1="13.951cm" svg:x2="15.565cm" svg:y2="13.947cm">
          <text:p/>
        </draw:line>
        <draw:line draw:style-name="gr4" draw:text-style-name="P2" draw:layer="layout" svg:x1="15.565cm" svg:y1="13.947cm" svg:x2="15.565cm" svg:y2="13.942cm">
          <text:p/>
        </draw:line>
        <draw:line draw:style-name="gr4" draw:text-style-name="P2" draw:layer="layout" svg:x1="15.566cm" svg:y1="13.943cm" svg:x2="15.561cm" svg:y2="13.94cm">
          <text:p/>
        </draw:line>
        <draw:line draw:style-name="gr4" draw:text-style-name="P2" draw:layer="layout" svg:x1="15.562cm" svg:y1="13.941cm" svg:x2="15.559cm" svg:y2="13.938cm">
          <text:p/>
        </draw:line>
        <draw:line draw:style-name="gr4" draw:text-style-name="P2" draw:layer="layout" svg:x1="15.559cm" svg:y1="13.938cm" svg:x2="15.554cm" svg:y2="13.938cm">
          <text:p/>
        </draw:line>
        <draw:line draw:style-name="gr4" draw:text-style-name="P2" draw:layer="layout" svg:x1="15.554cm" svg:y1="13.938cm" svg:x2="15.544cm" svg:y2="13.938cm">
          <text:p/>
        </draw:line>
        <draw:line draw:style-name="gr4" draw:text-style-name="P2" draw:layer="layout" svg:x1="15.544cm" svg:y1="13.938cm" svg:x2="15.544cm" svg:y2="13.949cm">
          <text:p/>
        </draw:line>
        <draw:line draw:style-name="gr4" draw:text-style-name="P2" draw:layer="layout" svg:x1="15.546cm" svg:y1="13.908cm" svg:x2="15.542cm" svg:y2="13.908cm">
          <text:p/>
        </draw:line>
        <draw:line draw:style-name="gr4" draw:text-style-name="P2" draw:layer="layout" svg:x1="15.543cm" svg:y1="13.908cm" svg:x2="15.54cm" svg:y2="13.912cm">
          <text:p/>
        </draw:line>
        <draw:line draw:style-name="gr4" draw:text-style-name="P2" draw:layer="layout" svg:x1="15.541cm" svg:y1="13.911cm" svg:x2="15.538cm" svg:y2="13.914cm">
          <text:p/>
        </draw:line>
        <draw:line draw:style-name="gr4" draw:text-style-name="P2" draw:layer="layout" svg:x1="15.538cm" svg:y1="13.913cm" svg:x2="15.538cm" svg:y2="13.915cm">
          <text:p/>
        </draw:line>
        <draw:line draw:style-name="gr4" draw:text-style-name="P2" draw:layer="layout" svg:x1="15.538cm" svg:y1="13.915cm" svg:x2="15.538cm" svg:y2="13.919cm">
          <text:p/>
        </draw:line>
        <draw:line draw:style-name="gr4" draw:text-style-name="P2" draw:layer="layout" svg:x1="15.538cm" svg:y1="13.919cm" svg:x2="15.538cm" svg:y2="13.921cm">
          <text:p/>
        </draw:line>
        <draw:line draw:style-name="gr4" draw:text-style-name="P2" draw:layer="layout" svg:x1="15.538cm" svg:y1="13.921cm" svg:x2="15.541cm" svg:y2="13.924cm">
          <text:p/>
        </draw:line>
        <draw:line draw:style-name="gr4" draw:text-style-name="P2" draw:layer="layout" svg:x1="15.54cm" svg:y1="13.923cm" svg:x2="15.543cm" svg:y2="13.926cm">
          <text:p/>
        </draw:line>
        <draw:line draw:style-name="gr4" draw:text-style-name="P2" draw:layer="layout" svg:x1="15.542cm" svg:y1="13.925cm" svg:x2="15.546cm" svg:y2="13.925cm">
          <text:p/>
        </draw:line>
        <draw:line draw:style-name="gr4" draw:text-style-name="P2" draw:layer="layout" svg:x1="15.552cm" svg:y1="13.915cm" svg:x2="15.552cm" svg:y2="13.913cm">
          <text:p/>
        </draw:line>
        <draw:line draw:style-name="gr4" draw:text-style-name="P2" draw:layer="layout" svg:x1="15.553cm" svg:y1="13.914cm" svg:x2="15.55cm" svg:y2="13.911cm">
          <text:p/>
        </draw:line>
        <draw:line draw:style-name="gr4" draw:text-style-name="P2" draw:layer="layout" svg:x1="15.551cm" svg:y1="13.912cm" svg:x2="15.548cm" svg:y2="13.908cm">
          <text:p/>
        </draw:line>
        <draw:line draw:style-name="gr4" draw:text-style-name="P2" draw:layer="layout" svg:x1="15.548cm" svg:y1="13.908cm" svg:x2="15.546cm" svg:y2="13.908cm">
          <text:p/>
        </draw:line>
        <draw:line draw:style-name="gr4" draw:text-style-name="P2" draw:layer="layout" svg:x1="15.552cm" svg:y1="13.915cm" svg:x2="15.552cm" svg:y2="13.919cm">
          <text:p/>
        </draw:line>
        <draw:line draw:style-name="gr4" draw:text-style-name="P2" draw:layer="layout" svg:x1="15.552cm" svg:y1="13.919cm" svg:x2="15.552cm" svg:y2="13.921cm">
          <text:p/>
        </draw:line>
        <draw:line draw:style-name="gr4" draw:text-style-name="P2" draw:layer="layout" svg:x1="15.552cm" svg:y1="13.921cm" svg:x2="15.555cm" svg:y2="13.924cm">
          <text:p/>
        </draw:line>
        <draw:line draw:style-name="gr4" draw:text-style-name="P2" draw:layer="layout" svg:x1="15.554cm" svg:y1="13.923cm" svg:x2="15.558cm" svg:y2="13.926cm">
          <text:p/>
        </draw:line>
        <draw:line draw:style-name="gr4" draw:text-style-name="P2" draw:layer="layout" svg:x1="15.557cm" svg:y1="13.925cm" svg:x2="15.559cm" svg:y2="13.925cm">
          <text:p/>
        </draw:line>
        <draw:line draw:style-name="gr4" draw:text-style-name="P2" draw:layer="layout" svg:x1="15.559cm" svg:y1="13.925cm" svg:x2="15.561cm" svg:y2="13.925cm">
          <text:p/>
        </draw:line>
        <draw:line draw:style-name="gr4" draw:text-style-name="P2" draw:layer="layout" svg:x1="15.561cm" svg:y1="13.925cm" svg:x2="15.563cm" svg:y2="13.925cm">
          <text:p/>
        </draw:line>
        <draw:line draw:style-name="gr4" draw:text-style-name="P2" draw:layer="layout" svg:x1="15.563cm" svg:y1="13.926cm" svg:x2="15.566cm" svg:y2="13.923cm">
          <text:p/>
        </draw:line>
        <draw:line draw:style-name="gr4" draw:text-style-name="P2" draw:layer="layout" svg:x1="15.565cm" svg:y1="13.923cm" svg:x2="15.565cm" svg:y2="13.921cm">
          <text:p/>
        </draw:line>
        <draw:line draw:style-name="gr4" draw:text-style-name="P2" draw:layer="layout" svg:x1="15.565cm" svg:y1="13.921cm" svg:x2="15.565cm" svg:y2="13.919cm">
          <text:p/>
        </draw:line>
        <draw:line draw:style-name="gr4" draw:text-style-name="P2" draw:layer="layout" svg:x1="15.565cm" svg:y1="13.919cm" svg:x2="15.565cm" svg:y2="13.915cm">
          <text:p/>
        </draw:line>
        <draw:line draw:style-name="gr4" draw:text-style-name="P2" draw:layer="layout" svg:x1="15.565cm" svg:y1="13.915cm" svg:x2="15.565cm" svg:y2="13.913cm">
          <text:p/>
        </draw:line>
        <draw:line draw:style-name="gr4" draw:text-style-name="P2" draw:layer="layout" svg:x1="15.566cm" svg:y1="13.914cm" svg:x2="15.563cm" svg:y2="13.911cm">
          <text:p/>
        </draw:line>
        <draw:line draw:style-name="gr4" draw:text-style-name="P2" draw:layer="layout" svg:x1="15.564cm" svg:y1="13.912cm" svg:x2="15.561cm" svg:y2="13.908cm">
          <text:p/>
        </draw:line>
        <draw:line draw:style-name="gr4" draw:text-style-name="P2" draw:layer="layout" svg:x1="15.561cm" svg:y1="13.908cm" svg:x2="15.559cm" svg:y2="13.908cm">
          <text:p/>
        </draw:line>
        <draw:line draw:style-name="gr4" draw:text-style-name="P2" draw:layer="layout" svg:x1="15.546cm" svg:y1="13.908cm" svg:x2="15.561cm" svg:y2="13.908cm">
          <text:p/>
        </draw:line>
        <draw:line draw:style-name="gr4" draw:text-style-name="P2" draw:layer="layout" svg:x1="15.561cm" svg:y1="13.909cm" svg:x2="15.566cm" svg:y2="13.904cm">
          <text:p/>
        </draw:line>
        <draw:line draw:style-name="gr4" draw:text-style-name="P2" draw:layer="layout" svg:x1="15.535cm" svg:y1="13.891cm" svg:x2="15.535cm" svg:y2="13.879cm">
          <text:p/>
        </draw:line>
        <draw:line draw:style-name="gr4" draw:text-style-name="P2" draw:layer="layout" svg:x1="15.521cm" svg:y1="13.885cm" svg:x2="15.559cm" svg:y2="13.885cm">
          <text:p/>
        </draw:line>
        <draw:line draw:style-name="gr4" draw:text-style-name="P2" draw:layer="layout" svg:x1="15.559cm" svg:y1="13.885cm" svg:x2="15.561cm" svg:y2="13.885cm">
          <text:p/>
        </draw:line>
        <draw:line draw:style-name="gr4" draw:text-style-name="P2" draw:layer="layout" svg:x1="15.561cm" svg:y1="13.886cm" svg:x2="15.564cm" svg:y2="13.883cm">
          <text:p/>
        </draw:line>
        <draw:line draw:style-name="gr4" draw:text-style-name="P2" draw:layer="layout" svg:x1="15.563cm" svg:y1="13.884cm" svg:x2="15.566cm" svg:y2="13.881cm">
          <text:p/>
        </draw:line>
        <draw:line draw:style-name="gr4" draw:text-style-name="P2" draw:layer="layout" svg:x1="15.565cm" svg:y1="13.881cm" svg:x2="15.565cm" svg:y2="13.879cm">
          <text:p/>
        </draw:line>
        <draw:line draw:style-name="gr4" draw:text-style-name="P2" draw:layer="layout" svg:x1="15.55cm" svg:y1="13.866cm" svg:x2="15.55cm" svg:y2="13.849cm">
          <text:p/>
        </draw:line>
        <draw:line draw:style-name="gr4" draw:text-style-name="P2" draw:layer="layout" svg:x1="15.55cm" svg:y1="13.849cm" svg:x2="15.546cm" svg:y2="13.849cm">
          <text:p/>
        </draw:line>
        <draw:line draw:style-name="gr4" draw:text-style-name="P2" draw:layer="layout" svg:x1="15.546cm" svg:y1="13.849cm" svg:x2="15.542cm" svg:y2="13.849cm">
          <text:p/>
        </draw:line>
        <draw:line draw:style-name="gr4" draw:text-style-name="P2" draw:layer="layout" svg:x1="15.543cm" svg:y1="13.849cm" svg:x2="15.54cm" svg:y2="13.852cm">
          <text:p/>
        </draw:line>
        <draw:line draw:style-name="gr4" draw:text-style-name="P2" draw:layer="layout" svg:x1="15.541cm" svg:y1="13.851cm" svg:x2="15.538cm" svg:y2="13.854cm">
          <text:p/>
        </draw:line>
        <draw:line draw:style-name="gr4" draw:text-style-name="P2" draw:layer="layout" svg:x1="15.538cm" svg:y1="13.853cm" svg:x2="15.538cm" svg:y2="13.855cm">
          <text:p/>
        </draw:line>
        <draw:line draw:style-name="gr4" draw:text-style-name="P2" draw:layer="layout" svg:x1="15.538cm" svg:y1="13.855cm" svg:x2="15.538cm" svg:y2="13.86cm">
          <text:p/>
        </draw:line>
        <draw:line draw:style-name="gr4" draw:text-style-name="P2" draw:layer="layout" svg:x1="15.538cm" svg:y1="13.86cm" svg:x2="15.538cm" svg:y2="13.862cm">
          <text:p/>
        </draw:line>
        <draw:line draw:style-name="gr4" draw:text-style-name="P2" draw:layer="layout" svg:x1="15.538cm" svg:y1="13.862cm" svg:x2="15.541cm" svg:y2="13.865cm">
          <text:p/>
        </draw:line>
        <draw:line draw:style-name="gr4" draw:text-style-name="P2" draw:layer="layout" svg:x1="15.54cm" svg:y1="13.864cm" svg:x2="15.543cm" svg:y2="13.867cm">
          <text:p/>
        </draw:line>
        <draw:line draw:style-name="gr4" draw:text-style-name="P2" draw:layer="layout" svg:x1="15.542cm" svg:y1="13.866cm" svg:x2="15.546cm" svg:y2="13.866cm">
          <text:p/>
        </draw:line>
        <draw:line draw:style-name="gr4" draw:text-style-name="P2" draw:layer="layout" svg:x1="15.546cm" svg:y1="13.866cm" svg:x2="15.557cm" svg:y2="13.866cm">
          <text:p/>
        </draw:line>
        <draw:line draw:style-name="gr4" draw:text-style-name="P2" draw:layer="layout" svg:x1="15.557cm" svg:y1="13.866cm" svg:x2="15.559cm" svg:y2="13.866cm">
          <text:p/>
        </draw:line>
        <draw:line draw:style-name="gr4" draw:text-style-name="P2" draw:layer="layout" svg:x1="15.559cm" svg:y1="13.867cm" svg:x2="15.564cm" svg:y2="13.864cm">
          <text:p/>
        </draw:line>
        <draw:line draw:style-name="gr4" draw:text-style-name="P2" draw:layer="layout" svg:x1="15.563cm" svg:y1="13.865cm" svg:x2="15.566cm" svg:y2="13.862cm">
          <text:p/>
        </draw:line>
        <draw:line draw:style-name="gr4" draw:text-style-name="P2" draw:layer="layout" svg:x1="15.565cm" svg:y1="13.862cm" svg:x2="15.565cm" svg:y2="13.86cm">
          <text:p/>
        </draw:line>
        <draw:line draw:style-name="gr4" draw:text-style-name="P2" draw:layer="layout" svg:x1="15.565cm" svg:y1="13.86cm" svg:x2="15.565cm" svg:y2="13.855cm">
          <text:p/>
        </draw:line>
        <draw:line draw:style-name="gr4" draw:text-style-name="P2" draw:layer="layout" svg:x1="15.565cm" svg:y1="13.855cm" svg:x2="15.565cm" svg:y2="13.853cm">
          <text:p/>
        </draw:line>
        <draw:line draw:style-name="gr4" draw:text-style-name="P2" draw:layer="layout" svg:x1="15.566cm" svg:y1="13.854cm" svg:x2="15.563cm" svg:y2="13.851cm">
          <text:p/>
        </draw:line>
        <draw:line draw:style-name="gr4" draw:text-style-name="P2" draw:layer="layout" svg:x1="15.564cm" svg:y1="13.852cm" svg:x2="15.559cm" svg:y2="13.849cm">
          <text:p/>
        </draw:line>
        <draw:line draw:style-name="gr9" draw:text-style-name="P2" draw:layer="layout" svg:x1="15.548cm" svg:y1="14.044cm" svg:x2="15.548cm" svg:y2="14.006cm">
          <text:p/>
        </draw:line>
        <draw:line draw:style-name="gr9" draw:text-style-name="P2" draw:layer="layout" svg:x1="15.549cm" svg:y1="14.044cm" svg:x2="15.396cm" svg:y2="14.159cm">
          <text:p/>
        </draw:line>
        <draw:line draw:style-name="gr9" draw:text-style-name="P2" draw:layer="layout" svg:x1="14.837cm" svg:y1="14.069cm" svg:x2="14.837cm" svg:y2="14.359cm">
          <text:p/>
        </draw:line>
        <draw:line draw:style-name="gr9" draw:text-style-name="P2" draw:layer="layout" svg:x1="14.786cm" svg:y1="14.018cm" svg:x2="14.838cm" svg:y2="14.07cm">
          <text:p/>
        </draw:line>
        <draw:line draw:style-name="gr9" draw:text-style-name="P2" draw:layer="layout" svg:x1="14.825cm" svg:y1="14.058cm" svg:x2="14.786cm" svg:y2="14.018cm">
          <text:p/>
        </draw:line>
        <draw:line draw:style-name="gr9" draw:text-style-name="P2" draw:layer="layout" svg:x1="14.989cm" svg:y1="14.057cm" svg:x2="14.824cm" svg:y2="14.057cm">
          <text:p/>
        </draw:line>
        <draw:line draw:style-name="gr9" draw:text-style-name="P2" draw:layer="layout" svg:x1="15.028cm" svg:y1="14.018cm" svg:x2="14.989cm" svg:y2="14.058cm">
          <text:p/>
        </draw:line>
        <draw:line draw:style-name="gr9" draw:text-style-name="P2" draw:layer="layout" svg:x1="14.278cm" svg:y1="14.018cm" svg:x2="14.278cm" svg:y2="14.347cm">
          <text:p/>
        </draw:line>
        <draw:line draw:style-name="gr9" draw:text-style-name="P2" draw:layer="layout" svg:x1="14.317cm" svg:y1="14.058cm" svg:x2="14.278cm" svg:y2="14.018cm">
          <text:p/>
        </draw:line>
        <draw:line draw:style-name="gr9" draw:text-style-name="P2" draw:layer="layout" svg:x1="14.481cm" svg:y1="14.057cm" svg:x2="14.316cm" svg:y2="14.057cm">
          <text:p/>
        </draw:line>
        <draw:line draw:style-name="gr9" draw:text-style-name="P2" draw:layer="layout" svg:x1="14.52cm" svg:y1="14.018cm" svg:x2="14.481cm" svg:y2="14.058cm">
          <text:p/>
        </draw:line>
        <draw:line draw:style-name="gr9" draw:text-style-name="P2" draw:layer="layout" svg:x1="15.396cm" svg:y1="14.158cm" svg:x2="15.396cm" svg:y2="14.347cm">
          <text:p/>
        </draw:line>
        <draw:line draw:style-name="gr9" draw:text-style-name="P2" draw:layer="layout" svg:x1="15.294cm" svg:y1="14.057cm" svg:x2="15.397cm" svg:y2="14.159cm">
          <text:p/>
        </draw:line>
        <draw:line draw:style-name="gr9" draw:text-style-name="P2" draw:layer="layout" svg:x1="15.294cm" svg:y1="14.006cm" svg:x2="15.294cm" svg:y2="14.057cm">
          <text:p/>
        </draw:line>
        <draw:line draw:style-name="gr6" draw:text-style-name="P2" draw:layer="layout" svg:x1="14.06cm" svg:y1="14.696cm" svg:x2="14.06cm" svg:y2="14.234cm">
          <text:p/>
        </draw:line>
        <draw:line draw:style-name="gr6" draw:text-style-name="P2" draw:layer="layout" svg:x1="15.612cm" svg:y1="14.296cm" svg:x2="15.612cm" svg:y2="14.228cm">
          <text:p/>
        </draw:line>
        <draw:line draw:style-name="gr6" draw:text-style-name="P2" draw:layer="layout" svg:x1="15.612cm" svg:y1="14.228cm" svg:x2="14.058cm" svg:y2="14.228cm">
          <text:p/>
        </draw:line>
        <draw:line draw:style-name="gr3" draw:text-style-name="P2" draw:layer="layout" svg:x1="15.751cm" svg:y1="13.937cm" svg:x2="15.797cm" svg:y2="13.845cm">
          <text:p/>
        </draw:line>
        <draw:line draw:style-name="gr3" draw:text-style-name="P2" draw:layer="layout" svg:x1="15.751cm" svg:y1="13.845cm" svg:x2="15.797cm" svg:y2="13.937cm">
          <text:p/>
        </draw:line>
        <draw:line draw:style-name="gr4" draw:text-style-name="P2" draw:layer="layout" svg:x1="14.549cm" svg:y1="13.982cm" svg:x2="14.505cm" svg:y2="13.982cm">
          <text:p/>
        </draw:line>
        <draw:line draw:style-name="gr4" draw:text-style-name="P2" draw:layer="layout" svg:x1="14.535cm" svg:y1="13.983cm" svg:x2="14.505cm" svg:y2="13.961cm">
          <text:p/>
        </draw:line>
        <draw:line draw:style-name="gr4" draw:text-style-name="P2" draw:layer="layout" svg:x1="14.522cm" svg:y1="13.975cm" svg:x2="14.55cm" svg:y2="13.961cm">
          <text:p/>
        </draw:line>
        <draw:line draw:style-name="gr4" draw:text-style-name="P2" draw:layer="layout" svg:x1="14.505cm" svg:y1="13.93cm" svg:x2="14.55cm" svg:y2="13.95cm">
          <text:p/>
        </draw:line>
        <draw:line draw:style-name="gr4" draw:text-style-name="P2" draw:layer="layout" svg:x1="14.549cm" svg:y1="13.917cm" svg:x2="14.505cm" svg:y2="13.917cm">
          <text:p/>
        </draw:line>
        <draw:line draw:style-name="gr4" draw:text-style-name="P2" draw:layer="layout" svg:x1="14.505cm" svg:y1="13.918cm" svg:x2="14.537cm" svg:y2="13.902cm">
          <text:p/>
        </draw:line>
        <draw:line draw:style-name="gr4" draw:text-style-name="P2" draw:layer="layout" svg:x1="14.537cm" svg:y1="13.904cm" svg:x2="14.505cm" svg:y2="13.887cm">
          <text:p/>
        </draw:line>
        <draw:line draw:style-name="gr4" draw:text-style-name="P2" draw:layer="layout" svg:x1="14.505cm" svg:y1="13.887cm" svg:x2="14.549cm" svg:y2="13.887cm">
          <text:p/>
        </draw:line>
        <draw:line draw:style-name="gr4" draw:text-style-name="P2" draw:layer="layout" svg:x1="14.505cm" svg:y1="13.875cm" svg:x2="14.505cm" svg:y2="13.851cm">
          <text:p/>
        </draw:line>
        <draw:line draw:style-name="gr4" draw:text-style-name="P2" draw:layer="layout" svg:x1="14.505cm" svg:y1="13.864cm" svg:x2="14.549cm" svg:y2="13.864cm">
          <text:p/>
        </draw:line>
        <draw:line draw:style-name="gr4" draw:text-style-name="P2" draw:layer="layout" svg:x1="14.514cm" svg:y1="13.842cm" svg:x2="14.505cm" svg:y2="13.832cm">
          <text:p/>
        </draw:line>
        <draw:line draw:style-name="gr4" draw:text-style-name="P2" draw:layer="layout" svg:x1="14.505cm" svg:y1="13.832cm" svg:x2="14.549cm" svg:y2="13.832cm">
          <text:p/>
        </draw:line>
        <draw:line draw:style-name="gr4" draw:text-style-name="P2" draw:layer="layout" svg:x1="15.277cm" svg:y1="13.938cm" svg:x2="15.273cm" svg:y2="13.938cm">
          <text:p/>
        </draw:line>
        <draw:line draw:style-name="gr4" draw:text-style-name="P2" draw:layer="layout" svg:x1="15.274cm" svg:y1="13.938cm" svg:x2="15.271cm" svg:y2="13.941cm">
          <text:p/>
        </draw:line>
        <draw:line draw:style-name="gr4" draw:text-style-name="P2" draw:layer="layout" svg:x1="15.272cm" svg:y1="13.94cm" svg:x2="15.267cm" svg:y2="13.943cm">
          <text:p/>
        </draw:line>
        <draw:line draw:style-name="gr4" draw:text-style-name="P2" draw:layer="layout" svg:x1="15.267cm" svg:y1="13.942cm" svg:x2="15.267cm" svg:y2="13.947cm">
          <text:p/>
        </draw:line>
        <draw:line draw:style-name="gr4" draw:text-style-name="P2" draw:layer="layout" svg:x1="15.267cm" svg:y1="13.947cm" svg:x2="15.267cm" svg:y2="13.951cm">
          <text:p/>
        </draw:line>
        <draw:line draw:style-name="gr4" draw:text-style-name="P2" draw:layer="layout" svg:x1="15.267cm" svg:y1="13.951cm" svg:x2="15.267cm" svg:y2="13.955cm">
          <text:p/>
        </draw:line>
        <draw:line draw:style-name="gr4" draw:text-style-name="P2" draw:layer="layout" svg:x1="15.267cm" svg:y1="13.955cm" svg:x2="15.272cm" svg:y2="13.958cm">
          <text:p/>
        </draw:line>
        <draw:line draw:style-name="gr4" draw:text-style-name="P2" draw:layer="layout" svg:x1="15.271cm" svg:y1="13.957cm" svg:x2="15.274cm" svg:y2="13.96cm">
          <text:p/>
        </draw:line>
        <draw:line draw:style-name="gr4" draw:text-style-name="P2" draw:layer="layout" svg:x1="15.273cm" svg:y1="13.959cm" svg:x2="15.277cm" svg:y2="13.959cm">
          <text:p/>
        </draw:line>
        <draw:line draw:style-name="gr4" draw:text-style-name="P2" draw:layer="layout" svg:x1="15.277cm" svg:y1="13.959cm" svg:x2="15.3cm" svg:y2="13.959cm">
          <text:p/>
        </draw:line>
        <draw:line draw:style-name="gr4" draw:text-style-name="P2" draw:layer="layout" svg:x1="15.3cm" svg:y1="13.959cm" svg:x2="15.305cm" svg:y2="13.959cm">
          <text:p/>
        </draw:line>
        <draw:line draw:style-name="gr4" draw:text-style-name="P2" draw:layer="layout" svg:x1="15.305cm" svg:y1="13.96cm" svg:x2="15.308cm" svg:y2="13.957cm">
          <text:p/>
        </draw:line>
        <draw:line draw:style-name="gr4" draw:text-style-name="P2" draw:layer="layout" svg:x1="15.307cm" svg:y1="13.958cm" svg:x2="15.312cm" svg:y2="13.955cm">
          <text:p/>
        </draw:line>
        <draw:line draw:style-name="gr4" draw:text-style-name="P2" draw:layer="layout" svg:x1="15.311cm" svg:y1="13.955cm" svg:x2="15.311cm" svg:y2="13.951cm">
          <text:p/>
        </draw:line>
        <draw:line draw:style-name="gr4" draw:text-style-name="P2" draw:layer="layout" svg:x1="15.311cm" svg:y1="13.951cm" svg:x2="15.311cm" svg:y2="13.947cm">
          <text:p/>
        </draw:line>
        <draw:line draw:style-name="gr4" draw:text-style-name="P2" draw:layer="layout" svg:x1="15.311cm" svg:y1="13.947cm" svg:x2="15.311cm" svg:y2="13.942cm">
          <text:p/>
        </draw:line>
        <draw:line draw:style-name="gr4" draw:text-style-name="P2" draw:layer="layout" svg:x1="15.312cm" svg:y1="13.943cm" svg:x2="15.307cm" svg:y2="13.94cm">
          <text:p/>
        </draw:line>
        <draw:line draw:style-name="gr4" draw:text-style-name="P2" draw:layer="layout" svg:x1="15.308cm" svg:y1="13.941cm" svg:x2="15.305cm" svg:y2="13.938cm">
          <text:p/>
        </draw:line>
        <draw:line draw:style-name="gr4" draw:text-style-name="P2" draw:layer="layout" svg:x1="15.305cm" svg:y1="13.938cm" svg:x2="15.3cm" svg:y2="13.938cm">
          <text:p/>
        </draw:line>
        <draw:line draw:style-name="gr4" draw:text-style-name="P2" draw:layer="layout" svg:x1="15.3cm" svg:y1="13.938cm" svg:x2="15.29cm" svg:y2="13.938cm">
          <text:p/>
        </draw:line>
        <draw:line draw:style-name="gr4" draw:text-style-name="P2" draw:layer="layout" svg:x1="15.29cm" svg:y1="13.938cm" svg:x2="15.29cm" svg:y2="13.949cm">
          <text:p/>
        </draw:line>
        <draw:line draw:style-name="gr4" draw:text-style-name="P2" draw:layer="layout" svg:x1="15.292cm" svg:y1="13.908cm" svg:x2="15.288cm" svg:y2="13.908cm">
          <text:p/>
        </draw:line>
        <draw:line draw:style-name="gr4" draw:text-style-name="P2" draw:layer="layout" svg:x1="15.289cm" svg:y1="13.908cm" svg:x2="15.286cm" svg:y2="13.912cm">
          <text:p/>
        </draw:line>
        <draw:line draw:style-name="gr4" draw:text-style-name="P2" draw:layer="layout" svg:x1="15.287cm" svg:y1="13.911cm" svg:x2="15.284cm" svg:y2="13.914cm">
          <text:p/>
        </draw:line>
        <draw:line draw:style-name="gr4" draw:text-style-name="P2" draw:layer="layout" svg:x1="15.284cm" svg:y1="13.913cm" svg:x2="15.284cm" svg:y2="13.915cm">
          <text:p/>
        </draw:line>
        <draw:line draw:style-name="gr4" draw:text-style-name="P2" draw:layer="layout" svg:x1="15.284cm" svg:y1="13.915cm" svg:x2="15.284cm" svg:y2="13.919cm">
          <text:p/>
        </draw:line>
        <draw:line draw:style-name="gr4" draw:text-style-name="P2" draw:layer="layout" svg:x1="15.284cm" svg:y1="13.919cm" svg:x2="15.284cm" svg:y2="13.921cm">
          <text:p/>
        </draw:line>
        <draw:line draw:style-name="gr4" draw:text-style-name="P2" draw:layer="layout" svg:x1="15.284cm" svg:y1="13.921cm" svg:x2="15.287cm" svg:y2="13.924cm">
          <text:p/>
        </draw:line>
        <draw:line draw:style-name="gr4" draw:text-style-name="P2" draw:layer="layout" svg:x1="15.286cm" svg:y1="13.923cm" svg:x2="15.289cm" svg:y2="13.926cm">
          <text:p/>
        </draw:line>
        <draw:line draw:style-name="gr4" draw:text-style-name="P2" draw:layer="layout" svg:x1="15.288cm" svg:y1="13.925cm" svg:x2="15.292cm" svg:y2="13.925cm">
          <text:p/>
        </draw:line>
        <draw:line draw:style-name="gr4" draw:text-style-name="P2" draw:layer="layout" svg:x1="15.298cm" svg:y1="13.915cm" svg:x2="15.298cm" svg:y2="13.913cm">
          <text:p/>
        </draw:line>
        <draw:line draw:style-name="gr4" draw:text-style-name="P2" draw:layer="layout" svg:x1="15.299cm" svg:y1="13.914cm" svg:x2="15.296cm" svg:y2="13.911cm">
          <text:p/>
        </draw:line>
        <draw:line draw:style-name="gr4" draw:text-style-name="P2" draw:layer="layout" svg:x1="15.297cm" svg:y1="13.912cm" svg:x2="15.294cm" svg:y2="13.908cm">
          <text:p/>
        </draw:line>
        <draw:line draw:style-name="gr4" draw:text-style-name="P2" draw:layer="layout" svg:x1="15.294cm" svg:y1="13.908cm" svg:x2="15.292cm" svg:y2="13.908cm">
          <text:p/>
        </draw:line>
        <draw:line draw:style-name="gr4" draw:text-style-name="P2" draw:layer="layout" svg:x1="15.298cm" svg:y1="13.915cm" svg:x2="15.298cm" svg:y2="13.919cm">
          <text:p/>
        </draw:line>
        <draw:line draw:style-name="gr4" draw:text-style-name="P2" draw:layer="layout" svg:x1="15.298cm" svg:y1="13.919cm" svg:x2="15.298cm" svg:y2="13.921cm">
          <text:p/>
        </draw:line>
        <draw:line draw:style-name="gr4" draw:text-style-name="P2" draw:layer="layout" svg:x1="15.298cm" svg:y1="13.921cm" svg:x2="15.301cm" svg:y2="13.924cm">
          <text:p/>
        </draw:line>
        <draw:line draw:style-name="gr4" draw:text-style-name="P2" draw:layer="layout" svg:x1="15.3cm" svg:y1="13.923cm" svg:x2="15.3cm" svg:y2="13.925cm">
          <text:p/>
        </draw:line>
        <draw:line draw:style-name="gr4" draw:text-style-name="P2" draw:layer="layout" svg:x1="15.3cm" svg:y1="13.925cm" svg:x2="15.305cm" svg:y2="13.925cm">
          <text:p/>
        </draw:line>
        <draw:line draw:style-name="gr4" draw:text-style-name="P2" draw:layer="layout" svg:x1="15.305cm" svg:y1="13.925cm" svg:x2="15.307cm" svg:y2="13.925cm">
          <text:p/>
        </draw:line>
        <draw:line draw:style-name="gr4" draw:text-style-name="P2" draw:layer="layout" svg:x1="15.307cm" svg:y1="13.925cm" svg:x2="15.309cm" svg:y2="13.925cm">
          <text:p/>
        </draw:line>
        <draw:line draw:style-name="gr4" draw:text-style-name="P2" draw:layer="layout" svg:x1="15.309cm" svg:y1="13.926cm" svg:x2="15.312cm" svg:y2="13.923cm">
          <text:p/>
        </draw:line>
        <draw:line draw:style-name="gr4" draw:text-style-name="P2" draw:layer="layout" svg:x1="15.311cm" svg:y1="13.923cm" svg:x2="15.311cm" svg:y2="13.921cm">
          <text:p/>
        </draw:line>
        <draw:line draw:style-name="gr4" draw:text-style-name="P2" draw:layer="layout" svg:x1="15.311cm" svg:y1="13.921cm" svg:x2="15.311cm" svg:y2="13.919cm">
          <text:p/>
        </draw:line>
        <draw:line draw:style-name="gr4" draw:text-style-name="P2" draw:layer="layout" svg:x1="15.311cm" svg:y1="13.919cm" svg:x2="15.311cm" svg:y2="13.915cm">
          <text:p/>
        </draw:line>
        <draw:line draw:style-name="gr4" draw:text-style-name="P2" draw:layer="layout" svg:x1="15.311cm" svg:y1="13.915cm" svg:x2="15.311cm" svg:y2="13.913cm">
          <text:p/>
        </draw:line>
        <draw:line draw:style-name="gr4" draw:text-style-name="P2" draw:layer="layout" svg:x1="15.312cm" svg:y1="13.914cm" svg:x2="15.309cm" svg:y2="13.911cm">
          <text:p/>
        </draw:line>
        <draw:line draw:style-name="gr4" draw:text-style-name="P2" draw:layer="layout" svg:x1="15.31cm" svg:y1="13.912cm" svg:x2="15.307cm" svg:y2="13.908cm">
          <text:p/>
        </draw:line>
        <draw:line draw:style-name="gr4" draw:text-style-name="P2" draw:layer="layout" svg:x1="15.307cm" svg:y1="13.908cm" svg:x2="15.305cm" svg:y2="13.908cm">
          <text:p/>
        </draw:line>
        <draw:line draw:style-name="gr4" draw:text-style-name="P2" draw:layer="layout" svg:x1="15.292cm" svg:y1="13.908cm" svg:x2="15.307cm" svg:y2="13.908cm">
          <text:p/>
        </draw:line>
        <draw:line draw:style-name="gr4" draw:text-style-name="P2" draw:layer="layout" svg:x1="15.307cm" svg:y1="13.909cm" svg:x2="15.312cm" svg:y2="13.904cm">
          <text:p/>
        </draw:line>
        <draw:line draw:style-name="gr4" draw:text-style-name="P2" draw:layer="layout" svg:x1="15.281cm" svg:y1="13.891cm" svg:x2="15.281cm" svg:y2="13.879cm">
          <text:p/>
        </draw:line>
        <draw:line draw:style-name="gr4" draw:text-style-name="P2" draw:layer="layout" svg:x1="15.267cm" svg:y1="13.885cm" svg:x2="15.305cm" svg:y2="13.885cm">
          <text:p/>
        </draw:line>
        <draw:line draw:style-name="gr4" draw:text-style-name="P2" draw:layer="layout" svg:x1="15.305cm" svg:y1="13.885cm" svg:x2="15.307cm" svg:y2="13.885cm">
          <text:p/>
        </draw:line>
        <draw:line draw:style-name="gr4" draw:text-style-name="P2" draw:layer="layout" svg:x1="15.307cm" svg:y1="13.886cm" svg:x2="15.31cm" svg:y2="13.883cm">
          <text:p/>
        </draw:line>
        <draw:line draw:style-name="gr4" draw:text-style-name="P2" draw:layer="layout" svg:x1="15.309cm" svg:y1="13.884cm" svg:x2="15.312cm" svg:y2="13.881cm">
          <text:p/>
        </draw:line>
        <draw:line draw:style-name="gr4" draw:text-style-name="P2" draw:layer="layout" svg:x1="15.311cm" svg:y1="13.881cm" svg:x2="15.311cm" svg:y2="13.879cm">
          <text:p/>
        </draw:line>
        <draw:line draw:style-name="gr4" draw:text-style-name="P2" draw:layer="layout" svg:x1="15.296cm" svg:y1="13.866cm" svg:x2="15.296cm" svg:y2="13.849cm">
          <text:p/>
        </draw:line>
        <draw:line draw:style-name="gr4" draw:text-style-name="P2" draw:layer="layout" svg:x1="15.296cm" svg:y1="13.849cm" svg:x2="15.292cm" svg:y2="13.849cm">
          <text:p/>
        </draw:line>
        <draw:line draw:style-name="gr4" draw:text-style-name="P2" draw:layer="layout" svg:x1="15.292cm" svg:y1="13.849cm" svg:x2="15.288cm" svg:y2="13.849cm">
          <text:p/>
        </draw:line>
        <draw:line draw:style-name="gr4" draw:text-style-name="P2" draw:layer="layout" svg:x1="15.289cm" svg:y1="13.849cm" svg:x2="15.286cm" svg:y2="13.852cm">
          <text:p/>
        </draw:line>
        <draw:line draw:style-name="gr4" draw:text-style-name="P2" draw:layer="layout" svg:x1="15.287cm" svg:y1="13.851cm" svg:x2="15.284cm" svg:y2="13.854cm">
          <text:p/>
        </draw:line>
        <draw:line draw:style-name="gr4" draw:text-style-name="P2" draw:layer="layout" svg:x1="15.284cm" svg:y1="13.853cm" svg:x2="15.284cm" svg:y2="13.855cm">
          <text:p/>
        </draw:line>
        <draw:line draw:style-name="gr4" draw:text-style-name="P2" draw:layer="layout" svg:x1="15.284cm" svg:y1="13.855cm" svg:x2="15.284cm" svg:y2="13.86cm">
          <text:p/>
        </draw:line>
        <draw:line draw:style-name="gr4" draw:text-style-name="P2" draw:layer="layout" svg:x1="15.284cm" svg:y1="13.86cm" svg:x2="15.284cm" svg:y2="13.862cm">
          <text:p/>
        </draw:line>
        <draw:line draw:style-name="gr4" draw:text-style-name="P2" draw:layer="layout" svg:x1="15.284cm" svg:y1="13.862cm" svg:x2="15.287cm" svg:y2="13.865cm">
          <text:p/>
        </draw:line>
        <draw:line draw:style-name="gr4" draw:text-style-name="P2" draw:layer="layout" svg:x1="15.286cm" svg:y1="13.864cm" svg:x2="15.289cm" svg:y2="13.867cm">
          <text:p/>
        </draw:line>
        <draw:line draw:style-name="gr4" draw:text-style-name="P2" draw:layer="layout" svg:x1="15.288cm" svg:y1="13.866cm" svg:x2="15.292cm" svg:y2="13.866cm">
          <text:p/>
        </draw:line>
        <draw:line draw:style-name="gr4" draw:text-style-name="P2" draw:layer="layout" svg:x1="15.292cm" svg:y1="13.866cm" svg:x2="15.303cm" svg:y2="13.866cm">
          <text:p/>
        </draw:line>
        <draw:line draw:style-name="gr4" draw:text-style-name="P2" draw:layer="layout" svg:x1="15.303cm" svg:y1="13.866cm" svg:x2="15.305cm" svg:y2="13.866cm">
          <text:p/>
        </draw:line>
        <draw:line draw:style-name="gr4" draw:text-style-name="P2" draw:layer="layout" svg:x1="15.305cm" svg:y1="13.867cm" svg:x2="15.31cm" svg:y2="13.864cm">
          <text:p/>
        </draw:line>
        <draw:line draw:style-name="gr4" draw:text-style-name="P2" draw:layer="layout" svg:x1="15.309cm" svg:y1="13.865cm" svg:x2="15.312cm" svg:y2="13.862cm">
          <text:p/>
        </draw:line>
        <draw:line draw:style-name="gr4" draw:text-style-name="P2" draw:layer="layout" svg:x1="15.311cm" svg:y1="13.862cm" svg:x2="15.311cm" svg:y2="13.86cm">
          <text:p/>
        </draw:line>
        <draw:line draw:style-name="gr4" draw:text-style-name="P2" draw:layer="layout" svg:x1="15.311cm" svg:y1="13.86cm" svg:x2="15.311cm" svg:y2="13.855cm">
          <text:p/>
        </draw:line>
        <draw:line draw:style-name="gr4" draw:text-style-name="P2" draw:layer="layout" svg:x1="15.311cm" svg:y1="13.855cm" svg:x2="15.311cm" svg:y2="13.853cm">
          <text:p/>
        </draw:line>
        <draw:line draw:style-name="gr4" draw:text-style-name="P2" draw:layer="layout" svg:x1="15.312cm" svg:y1="13.854cm" svg:x2="15.309cm" svg:y2="13.851cm">
          <text:p/>
        </draw:line>
        <draw:line draw:style-name="gr4" draw:text-style-name="P2" draw:layer="layout" svg:x1="15.31cm" svg:y1="13.852cm" svg:x2="15.305cm" svg:y2="13.849cm">
          <text:p/>
        </draw:line>
        <draw:line draw:style-name="gr4" draw:text-style-name="P2" draw:layer="layout" svg:x1="14.295cm" svg:y1="13.982cm" svg:x2="14.251cm" svg:y2="13.982cm">
          <text:p/>
        </draw:line>
        <draw:line draw:style-name="gr4" draw:text-style-name="P2" draw:layer="layout" svg:x1="14.281cm" svg:y1="13.983cm" svg:x2="14.251cm" svg:y2="13.961cm">
          <text:p/>
        </draw:line>
        <draw:line draw:style-name="gr4" draw:text-style-name="P2" draw:layer="layout" svg:x1="14.268cm" svg:y1="13.975cm" svg:x2="14.296cm" svg:y2="13.961cm">
          <text:p/>
        </draw:line>
        <draw:line draw:style-name="gr4" draw:text-style-name="P2" draw:layer="layout" svg:x1="14.251cm" svg:y1="13.93cm" svg:x2="14.296cm" svg:y2="13.95cm">
          <text:p/>
        </draw:line>
        <draw:line draw:style-name="gr4" draw:text-style-name="P2" draw:layer="layout" svg:x1="14.295cm" svg:y1="13.917cm" svg:x2="14.251cm" svg:y2="13.917cm">
          <text:p/>
        </draw:line>
        <draw:line draw:style-name="gr4" draw:text-style-name="P2" draw:layer="layout" svg:x1="14.251cm" svg:y1="13.918cm" svg:x2="14.283cm" svg:y2="13.902cm">
          <text:p/>
        </draw:line>
        <draw:line draw:style-name="gr4" draw:text-style-name="P2" draw:layer="layout" svg:x1="14.283cm" svg:y1="13.904cm" svg:x2="14.251cm" svg:y2="13.887cm">
          <text:p/>
        </draw:line>
        <draw:line draw:style-name="gr4" draw:text-style-name="P2" draw:layer="layout" svg:x1="14.251cm" svg:y1="13.887cm" svg:x2="14.295cm" svg:y2="13.887cm">
          <text:p/>
        </draw:line>
        <draw:line draw:style-name="gr4" draw:text-style-name="P2" draw:layer="layout" svg:x1="14.251cm" svg:y1="13.875cm" svg:x2="14.251cm" svg:y2="13.851cm">
          <text:p/>
        </draw:line>
        <draw:line draw:style-name="gr4" draw:text-style-name="P2" draw:layer="layout" svg:x1="14.251cm" svg:y1="13.864cm" svg:x2="14.295cm" svg:y2="13.864cm">
          <text:p/>
        </draw:line>
        <draw:line draw:style-name="gr4" draw:text-style-name="P2" draw:layer="layout" svg:x1="14.26cm" svg:y1="13.842cm" svg:x2="14.251cm" svg:y2="13.832cm">
          <text:p/>
        </draw:line>
        <draw:line draw:style-name="gr4" draw:text-style-name="P2" draw:layer="layout" svg:x1="14.251cm" svg:y1="13.832cm" svg:x2="14.295cm" svg:y2="13.832cm">
          <text:p/>
        </draw:line>
        <draw:line draw:style-name="gr4" draw:text-style-name="P2" draw:layer="layout" svg:x1="15.058cm" svg:y1="13.998cm" svg:x2="15.013cm" svg:y2="13.982cm">
          <text:p/>
        </draw:line>
        <draw:line draw:style-name="gr4" draw:text-style-name="P2" draw:layer="layout" svg:x1="15.013cm" svg:y1="13.983cm" svg:x2="15.058cm" svg:y2="13.966cm">
          <text:p/>
        </draw:line>
        <draw:line draw:style-name="gr4" draw:text-style-name="P2" draw:layer="layout" svg:x1="15.044cm" svg:y1="13.993cm" svg:x2="15.044cm" svg:y2="13.97cm">
          <text:p/>
        </draw:line>
        <draw:line draw:style-name="gr4" draw:text-style-name="P2" draw:layer="layout" svg:x1="15.013cm" svg:y1="13.934cm" svg:x2="15.058cm" svg:y2="13.956cm">
          <text:p/>
        </draw:line>
        <draw:line draw:style-name="gr4" draw:text-style-name="P2" draw:layer="layout" svg:x1="15.057cm" svg:y1="13.923cm" svg:x2="15.013cm" svg:y2="13.923cm">
          <text:p/>
        </draw:line>
        <draw:line draw:style-name="gr4" draw:text-style-name="P2" draw:layer="layout" svg:x1="15.013cm" svg:y1="13.925cm" svg:x2="15.045cm" svg:y2="13.906cm">
          <text:p/>
        </draw:line>
        <draw:line draw:style-name="gr4" draw:text-style-name="P2" draw:layer="layout" svg:x1="15.045cm" svg:y1="13.907cm" svg:x2="15.013cm" svg:y2="13.891cm">
          <text:p/>
        </draw:line>
        <draw:line draw:style-name="gr4" draw:text-style-name="P2" draw:layer="layout" svg:x1="15.013cm" svg:y1="13.891cm" svg:x2="15.057cm" svg:y2="13.891cm">
          <text:p/>
        </draw:line>
        <draw:line draw:style-name="gr4" draw:text-style-name="P2" draw:layer="layout" svg:x1="15.013cm" svg:y1="13.879cm" svg:x2="15.013cm" svg:y2="13.858cm">
          <text:p/>
        </draw:line>
        <draw:line draw:style-name="gr4" draw:text-style-name="P2" draw:layer="layout" svg:x1="15.013cm" svg:y1="13.868cm" svg:x2="15.057cm" svg:y2="13.868cm">
          <text:p/>
        </draw:line>
        <draw:line draw:style-name="gr4" draw:text-style-name="P2" draw:layer="layout" svg:x1="15.021cm" svg:y1="13.828cm" svg:x2="15.019cm" svg:y2="13.828cm">
          <text:p/>
        </draw:line>
        <draw:line draw:style-name="gr4" draw:text-style-name="P2" draw:layer="layout" svg:x1="15.02cm" svg:y1="13.828cm" svg:x2="15.015cm" svg:y2="13.831cm">
          <text:p/>
        </draw:line>
        <draw:line draw:style-name="gr4" draw:text-style-name="P2" draw:layer="layout" svg:x1="15.016cm" svg:y1="13.83cm" svg:x2="15.013cm" svg:y2="13.833cm">
          <text:p/>
        </draw:line>
        <draw:line draw:style-name="gr4" draw:text-style-name="P2" draw:layer="layout" svg:x1="15.013cm" svg:y1="13.832cm" svg:x2="15.013cm" svg:y2="13.834cm">
          <text:p/>
        </draw:line>
        <draw:line draw:style-name="gr4" draw:text-style-name="P2" draw:layer="layout" svg:x1="15.013cm" svg:y1="13.834cm" svg:x2="15.013cm" svg:y2="13.839cm">
          <text:p/>
        </draw:line>
        <draw:line draw:style-name="gr4" draw:text-style-name="P2" draw:layer="layout" svg:x1="15.013cm" svg:y1="13.839cm" svg:x2="15.013cm" svg:y2="13.841cm">
          <text:p/>
        </draw:line>
        <draw:line draw:style-name="gr4" draw:text-style-name="P2" draw:layer="layout" svg:x1="15.013cm" svg:y1="13.841cm" svg:x2="15.016cm" svg:y2="13.844cm">
          <text:p/>
        </draw:line>
        <draw:line draw:style-name="gr4" draw:text-style-name="P2" draw:layer="layout" svg:x1="15.015cm" svg:y1="13.843cm" svg:x2="15.02cm" svg:y2="13.846cm">
          <text:p/>
        </draw:line>
        <draw:line draw:style-name="gr4" draw:text-style-name="P2" draw:layer="layout" svg:x1="15.019cm" svg:y1="13.845cm" svg:x2="15.021cm" svg:y2="13.845cm">
          <text:p/>
        </draw:line>
        <draw:line draw:style-name="gr4" draw:text-style-name="P2" draw:layer="layout" svg:x1="15.021cm" svg:y1="13.828cm" svg:x2="15.058cm" svg:y2="13.846cm">
          <text:p/>
        </draw:line>
        <draw:line draw:style-name="gr4" draw:text-style-name="P2" draw:layer="layout" svg:x1="15.057cm" svg:y1="13.845cm" svg:x2="15.057cm" svg:y2="13.828cm">
          <text:p/>
        </draw:line>
        <draw:line draw:style-name="gr4" draw:text-style-name="P2" draw:layer="layout" svg:x1="14.804cm" svg:y1="13.998cm" svg:x2="14.759cm" svg:y2="13.982cm">
          <text:p/>
        </draw:line>
        <draw:line draw:style-name="gr4" draw:text-style-name="P2" draw:layer="layout" svg:x1="14.759cm" svg:y1="13.983cm" svg:x2="14.804cm" svg:y2="13.966cm">
          <text:p/>
        </draw:line>
        <draw:line draw:style-name="gr4" draw:text-style-name="P2" draw:layer="layout" svg:x1="14.79cm" svg:y1="13.993cm" svg:x2="14.79cm" svg:y2="13.97cm">
          <text:p/>
        </draw:line>
        <draw:line draw:style-name="gr4" draw:text-style-name="P2" draw:layer="layout" svg:x1="14.759cm" svg:y1="13.934cm" svg:x2="14.804cm" svg:y2="13.956cm">
          <text:p/>
        </draw:line>
        <draw:line draw:style-name="gr4" draw:text-style-name="P2" draw:layer="layout" svg:x1="14.803cm" svg:y1="13.923cm" svg:x2="14.759cm" svg:y2="13.923cm">
          <text:p/>
        </draw:line>
        <draw:line draw:style-name="gr4" draw:text-style-name="P2" draw:layer="layout" svg:x1="14.759cm" svg:y1="13.925cm" svg:x2="14.791cm" svg:y2="13.906cm">
          <text:p/>
        </draw:line>
        <draw:line draw:style-name="gr4" draw:text-style-name="P2" draw:layer="layout" svg:x1="14.791cm" svg:y1="13.907cm" svg:x2="14.759cm" svg:y2="13.891cm">
          <text:p/>
        </draw:line>
        <draw:line draw:style-name="gr4" draw:text-style-name="P2" draw:layer="layout" svg:x1="14.759cm" svg:y1="13.891cm" svg:x2="14.803cm" svg:y2="13.891cm">
          <text:p/>
        </draw:line>
        <draw:line draw:style-name="gr4" draw:text-style-name="P2" draw:layer="layout" svg:x1="14.759cm" svg:y1="13.879cm" svg:x2="14.759cm" svg:y2="13.858cm">
          <text:p/>
        </draw:line>
        <draw:line draw:style-name="gr4" draw:text-style-name="P2" draw:layer="layout" svg:x1="14.759cm" svg:y1="13.868cm" svg:x2="14.803cm" svg:y2="13.868cm">
          <text:p/>
        </draw:line>
        <draw:line draw:style-name="gr4" draw:text-style-name="P2" draw:layer="layout" svg:x1="14.767cm" svg:y1="13.828cm" svg:x2="14.765cm" svg:y2="13.828cm">
          <text:p/>
        </draw:line>
        <draw:line draw:style-name="gr4" draw:text-style-name="P2" draw:layer="layout" svg:x1="14.766cm" svg:y1="13.828cm" svg:x2="14.761cm" svg:y2="13.831cm">
          <text:p/>
        </draw:line>
        <draw:line draw:style-name="gr4" draw:text-style-name="P2" draw:layer="layout" svg:x1="14.762cm" svg:y1="13.83cm" svg:x2="14.759cm" svg:y2="13.833cm">
          <text:p/>
        </draw:line>
        <draw:line draw:style-name="gr4" draw:text-style-name="P2" draw:layer="layout" svg:x1="14.759cm" svg:y1="13.832cm" svg:x2="14.759cm" svg:y2="13.834cm">
          <text:p/>
        </draw:line>
        <draw:line draw:style-name="gr4" draw:text-style-name="P2" draw:layer="layout" svg:x1="14.759cm" svg:y1="13.834cm" svg:x2="14.759cm" svg:y2="13.839cm">
          <text:p/>
        </draw:line>
        <draw:line draw:style-name="gr4" draw:text-style-name="P2" draw:layer="layout" svg:x1="14.759cm" svg:y1="13.839cm" svg:x2="14.759cm" svg:y2="13.841cm">
          <text:p/>
        </draw:line>
        <draw:line draw:style-name="gr4" draw:text-style-name="P2" draw:layer="layout" svg:x1="14.759cm" svg:y1="13.841cm" svg:x2="14.762cm" svg:y2="13.844cm">
          <text:p/>
        </draw:line>
        <draw:line draw:style-name="gr4" draw:text-style-name="P2" draw:layer="layout" svg:x1="14.761cm" svg:y1="13.843cm" svg:x2="14.766cm" svg:y2="13.846cm">
          <text:p/>
        </draw:line>
        <draw:line draw:style-name="gr4" draw:text-style-name="P2" draw:layer="layout" svg:x1="14.765cm" svg:y1="13.845cm" svg:x2="14.767cm" svg:y2="13.845cm">
          <text:p/>
        </draw:line>
        <draw:line draw:style-name="gr4" draw:text-style-name="P2" draw:layer="layout" svg:x1="14.767cm" svg:y1="13.828cm" svg:x2="14.804cm" svg:y2="13.846cm">
          <text:p/>
        </draw:line>
        <draw:line draw:style-name="gr4" draw:text-style-name="P2" draw:layer="layout" svg:x1="14.803cm" svg:y1="13.845cm" svg:x2="14.803cm" svg:y2="13.828cm">
          <text:p/>
        </draw:line>
        <draw:line draw:style-name="gr6" draw:text-style-name="P2" draw:layer="layout" svg:x1="15.614cm" svg:y1="14.298cm" svg:x2="15.609cm" svg:y2="14.289cm">
          <text:p/>
        </draw:line>
        <draw:line draw:style-name="gr6" draw:text-style-name="P2" draw:layer="layout" svg:x1="15.609cm" svg:y1="14.289cm" svg:x2="14.06cm" svg:y2="14.289cm">
          <text:p/>
        </draw:line>
        <draw:line draw:style-name="gr6" draw:text-style-name="P2" draw:layer="layout" svg:x1="15.609cm" svg:y1="14.75cm" svg:x2="15.614cm" svg:y2="14.296cm">
          <text:p/>
        </draw:line>
        <draw:line draw:style-name="gr6" draw:text-style-name="P2" draw:layer="layout" svg:x1="14.06cm" svg:y1="14.749cm" svg:x2="15.609cm" svg:y2="14.749cm">
          <text:p/>
        </draw:line>
        <draw:line draw:style-name="gr6" draw:text-style-name="P2" draw:layer="layout" svg:x1="14.06cm" svg:y1="14.289cm" svg:x2="14.06cm" svg:y2="14.749cm">
          <text:p/>
        </draw:line>
        <draw:line draw:style-name="gr10" draw:text-style-name="P2" draw:layer="layout" svg:x1="15.567cm" svg:y1="14.025cm" svg:x2="15.648cm" svg:y2="14.025cm">
          <text:p/>
        </draw:line>
        <draw:line draw:style-name="gr10" draw:text-style-name="P2" draw:layer="layout" svg:x1="15.607cm" svg:y1="14.025cm" svg:x2="15.607cm" svg:y2="14.186cm">
          <text:p/>
        </draw:line>
        <draw:line draw:style-name="gr10" draw:text-style-name="P2" draw:layer="layout" svg:x1="15.69cm" svg:y1="14.148cm" svg:x2="15.693cm" svg:y2="14.161cm">
          <text:p/>
        </draw:line>
        <draw:line draw:style-name="gr10" draw:text-style-name="P2" draw:layer="layout" svg:x1="15.692cm" svg:y1="14.16cm" svg:x2="15.699cm" svg:y2="14.175cm">
          <text:p/>
        </draw:line>
        <draw:line draw:style-name="gr10" draw:text-style-name="P2" draw:layer="layout" svg:x1="15.698cm" svg:y1="14.173cm" svg:x2="15.71cm" svg:y2="14.182cm">
          <text:p/>
        </draw:line>
        <draw:line draw:style-name="gr10" draw:text-style-name="P2" draw:layer="layout" svg:x1="15.709cm" svg:y1="14.181cm" svg:x2="15.723cm" svg:y2="14.19cm">
          <text:p/>
        </draw:line>
        <draw:line draw:style-name="gr10" draw:text-style-name="P2" draw:layer="layout" svg:x1="15.722cm" svg:y1="14.188cm" svg:x2="15.736cm" svg:y2="14.188cm">
          <text:p/>
        </draw:line>
        <draw:line draw:style-name="gr10" draw:text-style-name="P2" draw:layer="layout" svg:x1="15.736cm" svg:y1="14.19cm" svg:x2="15.75cm" svg:y2="14.181cm">
          <text:p/>
        </draw:line>
        <draw:line draw:style-name="gr10" draw:text-style-name="P2" draw:layer="layout" svg:x1="15.749cm" svg:y1="14.182cm" svg:x2="15.761cm" svg:y2="14.173cm">
          <text:p/>
        </draw:line>
        <draw:line draw:style-name="gr10" draw:text-style-name="P2" draw:layer="layout" svg:x1="15.76cm" svg:y1="14.175cm" svg:x2="15.769cm" svg:y2="14.16cm">
          <text:p/>
        </draw:line>
        <draw:line draw:style-name="gr10" draw:text-style-name="P2" draw:layer="layout" svg:x1="15.768cm" svg:y1="14.161cm" svg:x2="15.771cm" svg:y2="14.148cm">
          <text:p/>
        </draw:line>
        <draw:line draw:style-name="gr10" draw:text-style-name="P2" draw:layer="layout" svg:x1="15.77cm" svg:y1="14.148cm" svg:x2="15.77cm" svg:y2="14.065cm">
          <text:p/>
        </draw:line>
        <draw:line draw:style-name="gr10" draw:text-style-name="P2" draw:layer="layout" svg:x1="15.771cm" svg:y1="14.066cm" svg:x2="15.768cm" svg:y2="14.05cm">
          <text:p/>
        </draw:line>
        <draw:line draw:style-name="gr10" draw:text-style-name="P2" draw:layer="layout" svg:x1="15.769cm" svg:y1="14.051cm" svg:x2="15.76cm" svg:y2="14.038cm">
          <text:p/>
        </draw:line>
        <draw:line draw:style-name="gr10" draw:text-style-name="P2" draw:layer="layout" svg:x1="15.761cm" svg:y1="14.039cm" svg:x2="15.749cm" svg:y2="14.029cm">
          <text:p/>
        </draw:line>
        <draw:line draw:style-name="gr10" draw:text-style-name="P2" draw:layer="layout" svg:x1="15.75cm" svg:y1="14.03cm" svg:x2="15.736cm" svg:y2="14.025cm">
          <text:p/>
        </draw:line>
        <draw:line draw:style-name="gr10" draw:text-style-name="P2" draw:layer="layout" svg:x1="15.736cm" svg:y1="14.025cm" svg:x2="15.722cm" svg:y2="14.025cm">
          <text:p/>
        </draw:line>
        <draw:line draw:style-name="gr10" draw:text-style-name="P2" draw:layer="layout" svg:x1="15.723cm" svg:y1="14.025cm" svg:x2="15.709cm" svg:y2="14.03cm">
          <text:p/>
        </draw:line>
        <draw:line draw:style-name="gr10" draw:text-style-name="P2" draw:layer="layout" svg:x1="15.71cm" svg:y1="14.029cm" svg:x2="15.698cm" svg:y2="14.039cm">
          <text:p/>
        </draw:line>
        <draw:line draw:style-name="gr10" draw:text-style-name="P2" draw:layer="layout" svg:x1="15.699cm" svg:y1="14.038cm" svg:x2="15.692cm" svg:y2="14.051cm">
          <text:p/>
        </draw:line>
        <draw:line draw:style-name="gr10" draw:text-style-name="P2" draw:layer="layout" svg:x1="15.693cm" svg:y1="14.05cm" svg:x2="15.69cm" svg:y2="14.066cm">
          <text:p/>
        </draw:line>
        <draw:line draw:style-name="gr10" draw:text-style-name="P2" draw:layer="layout" svg:x1="15.69cm" svg:y1="14.065cm" svg:x2="15.69cm" svg:y2="14.148cm">
          <text:p/>
        </draw:line>
        <draw:line draw:style-name="gr10" draw:text-style-name="P2" draw:layer="layout" svg:x1="15.813cm" svg:y1="14.186cm" svg:x2="15.813cm" svg:y2="14.105cm">
          <text:p/>
        </draw:line>
        <draw:line draw:style-name="gr10" draw:text-style-name="P2" draw:layer="layout" svg:x1="15.813cm" svg:y1="14.105cm" svg:x2="15.851cm" svg:y2="14.105cm">
          <text:p/>
        </draw:line>
        <draw:line draw:style-name="gr10" draw:text-style-name="P2" draw:layer="layout" svg:x1="15.851cm" svg:y1="14.106cm" svg:x2="15.868cm" svg:y2="14.103cm">
          <text:p/>
        </draw:line>
        <draw:line draw:style-name="gr10" draw:text-style-name="P2" draw:layer="layout" svg:x1="15.866cm" svg:y1="14.104cm" svg:x2="15.879cm" svg:y2="14.095cm">
          <text:p/>
        </draw:line>
        <draw:line draw:style-name="gr10" draw:text-style-name="P2" draw:layer="layout" svg:x1="15.878cm" svg:y1="14.096cm" svg:x2="15.888cm" svg:y2="14.084cm">
          <text:p/>
        </draw:line>
        <draw:line draw:style-name="gr10" draw:text-style-name="P2" draw:layer="layout" svg:x1="15.887cm" svg:y1="14.085cm" svg:x2="15.892cm" svg:y2="14.071cm">
          <text:p/>
        </draw:line>
        <draw:line draw:style-name="gr10" draw:text-style-name="P2" draw:layer="layout" svg:x1="15.891cm" svg:y1="14.071cm" svg:x2="15.891cm" svg:y2="14.057cm">
          <text:p/>
        </draw:line>
        <draw:line draw:style-name="gr10" draw:text-style-name="P2" draw:layer="layout" svg:x1="15.892cm" svg:y1="14.058cm" svg:x2="15.887cm" svg:y2="14.044cm">
          <text:p/>
        </draw:line>
        <draw:line draw:style-name="gr10" draw:text-style-name="P2" draw:layer="layout" svg:x1="15.888cm" svg:y1="14.045cm" svg:x2="15.878cm" svg:y2="14.033cm">
          <text:p/>
        </draw:line>
        <draw:line draw:style-name="gr10" draw:text-style-name="P2" draw:layer="layout" svg:x1="15.879cm" svg:y1="14.034cm" svg:x2="15.866cm" svg:y2="14.027cm">
          <text:p/>
        </draw:line>
        <draw:line draw:style-name="gr10" draw:text-style-name="P2" draw:layer="layout" svg:x1="15.868cm" svg:y1="14.028cm" svg:x2="15.851cm" svg:y2="14.025cm">
          <text:p/>
        </draw:line>
        <draw:line draw:style-name="gr10" draw:text-style-name="P2" draw:layer="layout" svg:x1="15.851cm" svg:y1="14.025cm" svg:x2="15.813cm" svg:y2="14.025cm">
          <text:p/>
        </draw:line>
        <draw:line draw:style-name="gr10" draw:text-style-name="P2" draw:layer="layout" svg:x1="15.813cm" svg:y1="14.025cm" svg:x2="15.813cm" svg:y2="14.105cm">
          <text:p/>
        </draw:line>
        <draw:line draw:style-name="gr10" draw:text-style-name="P2" draw:layer="layout" svg:x1="15.935cm" svg:y1="14.154cm" svg:x2="15.94cm" svg:y2="14.166cm">
          <text:p/>
        </draw:line>
        <draw:line draw:style-name="gr10" draw:text-style-name="P2" draw:layer="layout" svg:x1="15.938cm" svg:y1="14.165cm" svg:x2="15.943cm" svg:y2="14.176cm">
          <text:p/>
        </draw:line>
        <draw:line draw:style-name="gr10" draw:text-style-name="P2" draw:layer="layout" svg:x1="15.942cm" svg:y1="14.175cm" svg:x2="15.951cm" svg:y2="14.182cm">
          <text:p/>
        </draw:line>
        <draw:line draw:style-name="gr10" draw:text-style-name="P2" draw:layer="layout" svg:x1="15.95cm" svg:y1="14.181cm" svg:x2="15.962cm" svg:y2="14.187cm">
          <text:p/>
        </draw:line>
        <draw:line draw:style-name="gr10" draw:text-style-name="P2" draw:layer="layout" svg:x1="15.961cm" svg:y1="14.186cm" svg:x2="15.974cm" svg:y2="14.186cm">
          <text:p/>
        </draw:line>
        <draw:line draw:style-name="gr10" draw:text-style-name="P2" draw:layer="layout" svg:x1="15.974cm" svg:y1="14.187cm" svg:x2="15.985cm" svg:y2="14.181cm">
          <text:p/>
        </draw:line>
        <draw:line draw:style-name="gr10" draw:text-style-name="P2" draw:layer="layout" svg:x1="15.984cm" svg:y1="14.182cm" svg:x2="15.994cm" svg:y2="14.175cm">
          <text:p/>
        </draw:line>
        <draw:line draw:style-name="gr10" draw:text-style-name="P2" draw:layer="layout" svg:x1="15.993cm" svg:y1="14.176cm" svg:x2="15.998cm" svg:y2="14.165cm">
          <text:p/>
        </draw:line>
        <draw:line draw:style-name="gr10" draw:text-style-name="P2" draw:layer="layout" svg:x1="15.997cm" svg:y1="14.166cm" svg:x2="16cm" svg:y2="14.154cm">
          <text:p/>
        </draw:line>
        <draw:line draw:style-name="gr10" draw:text-style-name="P2" draw:layer="layout" svg:x1="15.999cm" svg:y1="14.131cm" svg:x2="15.999cm" svg:y2="14.154cm">
          <text:p/>
        </draw:line>
        <draw:line draw:style-name="gr10" draw:text-style-name="P2" draw:layer="layout" svg:x1="16cm" svg:y1="14.132cm" svg:x2="15.997cm" svg:y2="14.118cm">
          <text:p/>
        </draw:line>
        <draw:line draw:style-name="gr10" draw:text-style-name="P2" draw:layer="layout" svg:x1="15.998cm" svg:y1="14.119cm" svg:x2="15.99cm" svg:y2="14.107cm">
          <text:p/>
        </draw:line>
        <draw:line draw:style-name="gr10" draw:text-style-name="P2" draw:layer="layout" svg:x1="15.991cm" svg:y1="14.108cm" svg:x2="15.98cm" svg:y2="14.101cm">
          <text:p/>
        </draw:line>
        <draw:line draw:style-name="gr10" draw:text-style-name="P2" draw:layer="layout" svg:x1="15.981cm" svg:y1="14.102cm" svg:x2="15.967cm" svg:y2="14.099cm">
          <text:p/>
        </draw:line>
        <draw:line draw:style-name="gr10" draw:text-style-name="P2" draw:layer="layout" svg:x1="15.959cm" svg:y1="14.099cm" svg:x2="15.967cm" svg:y2="14.099cm">
          <text:p/>
        </draw:line>
        <draw:line draw:style-name="gr10" draw:text-style-name="P2" draw:layer="layout" svg:x1="15.967cm" svg:y1="14.099cm" svg:x2="15.959cm" svg:y2="14.099cm">
          <text:p/>
        </draw:line>
        <draw:line draw:style-name="gr10" draw:text-style-name="P2" draw:layer="layout" svg:x1="15.967cm" svg:y1="14.1cm" svg:x2="15.981cm" svg:y2="14.095cm">
          <text:p/>
        </draw:line>
        <draw:line draw:style-name="gr10" draw:text-style-name="P2" draw:layer="layout" svg:x1="15.98cm" svg:y1="14.096cm" svg:x2="15.991cm" svg:y2="14.088cm">
          <text:p/>
        </draw:line>
        <draw:line draw:style-name="gr10" draw:text-style-name="P2" draw:layer="layout" svg:x1="15.99cm" svg:y1="14.089cm" svg:x2="15.998cm" svg:y2="14.078cm">
          <text:p/>
        </draw:line>
        <draw:line draw:style-name="gr10" draw:text-style-name="P2" draw:layer="layout" svg:x1="15.997cm" svg:y1="14.079cm" svg:x2="16cm" svg:y2="14.065cm">
          <text:p/>
        </draw:line>
        <draw:line draw:style-name="gr10" draw:text-style-name="P2" draw:layer="layout" svg:x1="15.999cm" svg:y1="14.057cm" svg:x2="15.999cm" svg:y2="14.065cm">
          <text:p/>
        </draw:line>
        <draw:line draw:style-name="gr10" draw:text-style-name="P2" draw:layer="layout" svg:x1="16cm" svg:y1="14.058cm" svg:x2="15.997cm" svg:y2="14.046cm">
          <text:p/>
        </draw:line>
        <draw:line draw:style-name="gr10" draw:text-style-name="P2" draw:layer="layout" svg:x1="15.998cm" svg:y1="14.047cm" svg:x2="15.993cm" svg:y2="14.035cm">
          <text:p/>
        </draw:line>
        <draw:line draw:style-name="gr10" draw:text-style-name="P2" draw:layer="layout" svg:x1="15.994cm" svg:y1="14.036cm" svg:x2="15.984cm" svg:y2="14.029cm">
          <text:p/>
        </draw:line>
        <draw:line draw:style-name="gr10" draw:text-style-name="P2" draw:layer="layout" svg:x1="15.985cm" svg:y1="14.03cm" svg:x2="15.974cm" svg:y2="14.025cm">
          <text:p/>
        </draw:line>
        <draw:line draw:style-name="gr10" draw:text-style-name="P2" draw:layer="layout" svg:x1="15.974cm" svg:y1="14.025cm" svg:x2="15.961cm" svg:y2="14.025cm">
          <text:p/>
        </draw:line>
        <draw:line draw:style-name="gr10" draw:text-style-name="P2" draw:layer="layout" svg:x1="15.962cm" svg:y1="14.025cm" svg:x2="15.95cm" svg:y2="14.03cm">
          <text:p/>
        </draw:line>
        <draw:line draw:style-name="gr10" draw:text-style-name="P2" draw:layer="layout" svg:x1="15.951cm" svg:y1="14.029cm" svg:x2="15.942cm" svg:y2="14.036cm">
          <text:p/>
        </draw:line>
        <draw:line draw:style-name="gr10" draw:text-style-name="P2" draw:layer="layout" svg:x1="15.943cm" svg:y1="14.035cm" svg:x2="15.938cm" svg:y2="14.047cm">
          <text:p/>
        </draw:line>
        <draw:line draw:style-name="gr10" draw:text-style-name="P2" draw:layer="layout" svg:x1="15.94cm" svg:y1="14.046cm" svg:x2="15.935cm" svg:y2="14.058cm">
          <text:p/>
        </draw:line>
        <draw:path draw:style-name="gr7" draw:text-style-name="P3" draw:layer="layout" svg:width="0.163cm" svg:height="0.166cm" svg:x="15.317cm" svg:y="14.435cm" svg:viewBox="0 0 164 167" svg:d="M0 83c0 46 38 84 83 84s81-38 81-84-36-83-81-83-83 37-83 83z">
          <text:p/>
        </draw:path>
        <draw:path draw:style-name="gr7" draw:text-style-name="P3" draw:layer="layout" svg:width="0.163cm" svg:height="0.166cm" svg:x="14.752cm" svg:y="14.435cm" svg:viewBox="0 0 164 167" svg:d="M0 83c0 46 37 84 82 84 46 0 82-38 82-84s-36-83-82-83c-45 0-82 37-82 83z">
          <text:p/>
        </draw:path>
        <draw:path draw:style-name="gr7" draw:text-style-name="P3" draw:layer="layout" svg:width="0.163cm" svg:height="0.166cm" svg:x="14.187cm" svg:y="14.435cm" svg:viewBox="0 0 164 167" svg:d="M0 83c0 46 37 84 83 84 45 0 81-38 81-84s-36-83-81-83c-46 0-83 37-83 83z">
          <text:p/>
        </draw:path>
        <draw:frame draw:style-name="gr8" draw:text-style-name="P5" draw:layer="layout" svg:width="0.082cm" svg:height="0.094cm" svg:x="15.377cm" svg:y="14.473cm">
          <draw:text-box>
            <text:p text:style-name="P4"><text:span text:style-name="T1">3</text:span></text:p>
          </draw:text-box>
        </draw:frame>
        <draw:frame draw:style-name="gr8" draw:text-style-name="P5" draw:layer="layout" svg:width="0.082cm" svg:height="0.094cm" svg:x="14.812cm" svg:y="14.473cm">
          <draw:text-box>
            <text:p text:style-name="P4"><text:span text:style-name="T1">2</text:span></text:p>
          </draw:text-box>
        </draw:frame>
        <draw:frame draw:style-name="gr8" draw:text-style-name="P5" draw:layer="layout" svg:width="0.082cm" svg:height="0.094cm" svg:x="14.247cm" svg:y="14.473cm">
          <draw:text-box>
            <text:p text:style-name="P4"><text:span text:style-name="T1">1</text:span></text:p>
          </draw:text-box>
        </draw:frame>
        <draw:frame draw:style-name="gr11" draw:text-style-name="P6" draw:layer="layout" svg:width="1.649cm" svg:height="1.348cm" svg:x="14cm" svg:y="3.902cm">
          <draw:text-box>
            <text:p><text:span text:style-name="T2">Test</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ma" svg:font-family="Loma"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5-14T23:50:58.134479338</dc:date>
    <meta:editing-duration>PT48M7S</meta:editing-duration>
    <meta:editing-cycles>3</meta:editing-cycles>
    <meta:generator>LibreOffice/7.3.7.2$Linux_X86_64 LibreOffice_project/30$Build-2</meta:generator>
    <meta:print-date>2024-05-14T23:46:43.268665016</meta:print-date>
    <meta:document-statistic meta:object-count="734"/>
  </office:meta>
</office:document-meta>
</file>